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list-style-name="L10">
      <style:paragraph-properties fo:margin-top="0in" fo:margin-bottom="0.1965in" loext:contextual-spacing="false"/>
    </style:style>
    <style:style style:name="P3" style:family="paragraph" style:parent-style-name="Preformatted_20_Text" style:list-style-name="L11">
      <style:paragraph-properties fo:margin-top="0in" fo:margin-bottom="0.1965in" loext:contextual-spacing="false"/>
    </style:style>
    <style:style style:name="P4" style:family="paragraph" style:parent-style-name="Standard">
      <style:paragraph-properties fo:margin-left="0in" fo:margin-right="0in" fo:margin-top="0in" fo:margin-bottom="0in" loext:contextual-spacing="false" fo:orphans="1" fo:text-indent="0in" style:auto-text-indent="false"/>
      <style:text-properties loext:padding="0in" loext:border="none"/>
    </style:style>
    <style:style style:name="P5" style:family="paragraph" style:parent-style-name="Standard">
      <style:paragraph-properties fo:margin-top="0in" fo:margin-bottom="0.1965in" loext: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9">
      <style:paragraph-properties fo:margin-top="0in" fo:margin-bottom="0in" loext:contextual-spacing="false"/>
    </style:style>
    <style:style style:name="P24" style:family="paragraph" style:parent-style-name="Text_20_body" style:list-style-name="L13">
      <style:paragraph-properties fo:margin-top="0in" fo:margin-bottom="0in" loext:contextual-spacing="false"/>
    </style:style>
    <style:style style:name="P25" style:family="paragraph" style:parent-style-name="Text_20_body" style:list-style-name="L14">
      <style:paragraph-properties fo:margin-top="0in" fo:margin-bottom="0in" loext:contextual-spacing="false"/>
    </style:style>
    <style:style style:name="P26" style:family="paragraph" style:parent-style-name="Text_20_body">
      <style:paragraph-properties fo:margin-left="0in" fo:margin-right="0in" fo:margin-top="0in" fo:margin-bottom="0in" loext:contextual-spacing="false" fo:orphans="1" fo:text-indent="0in" style:auto-text-indent="false"/>
      <style:text-properties loext:padding="0in" loext:border="none"/>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1" text:anchor-type="as-char" svg:width="0.7862in" svg:height="0.3929in" draw:z-index="0"><draw:image xlink:href="Pictures/1000004E0000000000000000DB8080F90BBAFF57.svg" xlink:type="simple" xlink:show="embed" xlink:actuate="onLoad" loext:mime-type="image/svg+xml"/></draw:frame><draw:frame draw:style-name="fr1" draw:name="Image2" text:anchor-type="char" svg:x="0in" svg:width="0.0161in" svg:height="0.0161in" draw:z-index="1"><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P5">how to use GPS data for robot navigation ROS</text:p>
      <text:p text:style-name="Text_20_body">To use GPS data for robot navigation in ROS (Robot Operating System), you can follow these steps:</text:p>
      <text:list xml:id="list1528684937" text:style-name="L1">
        <text:list-item>
          <text:p text:style-name="P6">Install and configure the ROS Navigation stack: The ROS Navigation stack provides a set of packages that allow a robot to navigate autonomously in an environment. You can install the Navigation stack using the following command:</text:p>
        </text:list-item>
      </text:list>
      <text:p text:style-name="P1">csharp</text:p>
      <text:p text:style-name="P1"><text:span text:style-name="Source_20_Text">sudo apt-get install ros-melodic-navigation</text:span></text:p>
      <text:p text:style-name="Text_20_body">You should also configure the Navigation stack according to your robot's specifications by editing the configuration files.</text:p>
      <text:list xml:id="list3759337318" text:style-name="L2">
        <text:list-item>
          <text:p text:style-name="P7">Connect your GPS device to your robot: You need to connect your GPS device to your robot's computer and ensure that it is working properly. You can use a USB GPS dongle or a GPS module that connects to the robot's serial port.</text:p>
        </text:list-item>
        <text:list-item>
          <text:p text:style-name="P7">Configure the GPS receiver: You need to configure the GPS receiver to output the data in the correct format. You can use the <text:span text:style-name="Source_20_Text">gpsd</text:span> package to read GPS data in ROS. Install it using the following command:</text:p>
        </text:list-item>
      </text:list>
      <text:p text:style-name="P1">csharp</text:p>
      <text:p text:style-name="P1"><text:span text:style-name="Source_20_Text">sudo apt-get install ros-melodic-gpsd-client</text:span></text:p>
      <text:p text:style-name="Text_20_body">You can then configure the GPS receiver using the <text:span text:style-name="Source_20_Text">gpsd_client</text:span> node.</text:p>
      <text:list xml:id="list1677425184" text:style-name="L3">
        <text:list-item>
          <text:p text:style-name="P8">Publish GPS data to ROS: You need to publish the GPS data to ROS so that it can be used by other nodes. You can use the <text:span text:style-name="Source_20_Text">sensor_msgs/NavSatFix</text:span> message type to publish GPS data. You can create a ROS node that reads the GPS data and publishes it using this message type.</text:p>
        </text:list-item>
        <text:list-item>
          <text:p text:style-name="P8">Use GPS data for robot navigation: You can use the GPS data for robot navigation by integrating it with other sensor data such as odometry, laser range finders, and IMU (Inertial Measurement Unit) data. You can use the <text:span text:style-name="Source_20_Text">robot_pose_ekf</text:span> package to fuse sensor data and estimate the robot's pose (position and orientation) in the world.</text:p>
        </text:list-item>
        <text:list-item>
          <text:p text:style-name="P8">Visualize robot navigation: You can visualize the robot's position and trajectory in the world using tools such as RViz. RViz allows you to view the robot's pose, sensor data, and the map of the environment.</text:p>
        </text:list-item>
      </text:list>
      <text:p text:style-name="Text_20_body">Overall, using GPS data for robot navigation in ROS requires integrating GPS data with other sensor data and using the ROS Navigation stack to plan and execute the robot's motion.</text:p>
      <text:p text:style-name="P26"><draw:frame draw:style-name="fr2" draw:name="Image3" text:anchor-type="as-char" svg:width="0.7862in" svg:height="0.3929in" draw:z-index="2"><draw:image xlink:href="Pictures/1000004E0000000000000000DB8080F90BBAFF57.svg" xlink:type="simple" xlink:show="embed" xlink:actuate="onLoad" loext:mime-type="image/svg+xml"/></draw:frame><draw:frame draw:style-name="fr1" draw:name="Image4" text:anchor-type="char" svg:x="0in" svg:width="0.0161in" svg:height="0.0161in" draw:z-index="3"><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write a python3 ros node to process step 1, gps data received from usb port</text:p>
      <text:p text:style-name="Text_20_body"><text:soft-page-break/>Sure! Here's an example Python3 ROS node that subscribes to GPS data from a USB port and publishes it as a <text:span text:style-name="Source_20_Text">sensor_msgs/NavSatFix</text:span> message:</text:p>
      <text:p text:style-name="P1">python</text:p>
      <text:p text:style-name="Preformatted_20_Text"><text:span text:style-name="Source_20_Text">#!/usr/bin/env python3</text:span></text:p>
      <text:p text:style-name="Preformatted_20_Text"/>
      <text:p text:style-name="Preformatted_20_Text"><text:span text:style-name="Source_20_Text">import rospy</text:span></text:p>
      <text:p text:style-name="Preformatted_20_Text"><text:span text:style-name="Source_20_Text">import serial</text:span></text:p>
      <text:p text:style-name="Preformatted_20_Text"><text:span text:style-name="Source_20_Text">from sensor_msgs.msg import NavSatFix</text:span></text:p>
      <text:p text:style-name="Preformatted_20_Text"/>
      <text:p text:style-name="Preformatted_20_Text"><text:span text:style-name="Source_20_Text">def read_gps():</text:span></text:p>
      <text:p text:style-name="Preformatted_20_Text"><text:span text:style-name="Source_20_Text"><text:s text:c="4"/>with serial.Serial('/dev/ttyUSB0', 9600, timeout=1) as ser:</text:span></text:p>
      <text:p text:style-name="Preformatted_20_Text"><text:span text:style-name="Source_20_Text"><text:s text:c="8"/>while not rospy.is_shutdown():</text:span></text:p>
      <text:p text:style-name="Preformatted_20_Text"><text:span text:style-name="Source_20_Text"><text:s text:c="12"/>line = ser.readline().decode('utf-8')</text:span></text:p>
      <text:p text:style-name="Preformatted_20_Text"><text:span text:style-name="Source_20_Text"><text:s text:c="12"/>if line.startswith('$GPGGA'):</text:span></text:p>
      <text:p text:style-name="Preformatted_20_Text"><text:span text:style-name="Source_20_Text"><text:s text:c="16"/>data = line.split(',')</text:span></text:p>
      <text:p text:style-name="Preformatted_20_Text"><text:span text:style-name="Source_20_Text"><text:s text:c="16"/>lat = float(data[2][:2]) + float(data[2][2:])/60.0</text:span></text:p>
      <text:p text:style-name="Preformatted_20_Text"><text:span text:style-name="Source_20_Text"><text:s text:c="16"/>if data[3] == 'S':</text:span></text:p>
      <text:p text:style-name="Preformatted_20_Text"><text:span text:style-name="Source_20_Text"><text:s text:c="20"/>lat = -lat</text:span></text:p>
      <text:p text:style-name="Preformatted_20_Text"><text:span text:style-name="Source_20_Text"><text:s text:c="16"/>lon = float(data[4][:3]) + float(data[4][3:])/60.0</text:span></text:p>
      <text:p text:style-name="Preformatted_20_Text"><text:span text:style-name="Source_20_Text"><text:s text:c="16"/>if data[5] == 'W':</text:span></text:p>
      <text:p text:style-name="Preformatted_20_Text"><text:span text:style-name="Source_20_Text"><text:s text:c="20"/>lon = -lon</text:span></text:p>
      <text:p text:style-name="Preformatted_20_Text"><text:span text:style-name="Source_20_Text"><text:s text:c="16"/>alt = float(data[9])</text:span></text:p>
      <text:p text:style-name="Preformatted_20_Text"><text:span text:style-name="Source_20_Text"><text:s text:c="16"/>gps_msg = NavSatFix()</text:span></text:p>
      <text:p text:style-name="Preformatted_20_Text"><text:span text:style-name="Source_20_Text"><text:s text:c="16"/>gps_msg.latitude = lat</text:span></text:p>
      <text:p text:style-name="Preformatted_20_Text"><text:span text:style-name="Source_20_Text"><text:s text:c="16"/>gps_msg.longitude = lon</text:span></text:p>
      <text:p text:style-name="Preformatted_20_Text"><text:span text:style-name="Source_20_Text"><text:s text:c="16"/>gps_msg.altitude = alt</text:span></text:p>
      <text:p text:style-name="Preformatted_20_Text"><text:span text:style-name="Source_20_Text"><text:s text:c="16"/>gps_pub.publish(gps_msg)</text:span></text:p>
      <text:p text:style-name="Preformatted_20_Text"/>
      <text:p text:style-name="Preformatted_20_Text"><text:span text:style-name="Source_20_Text">if __name__ == '__main__':</text:span></text:p>
      <text:p text:style-name="Preformatted_20_Text"><text:span text:style-name="Source_20_Text"><text:s text:c="4"/>rospy.init_node('gps_node')</text:span></text:p>
      <text:p text:style-name="Preformatted_20_Text"><text:span text:style-name="Source_20_Text"><text:s text:c="4"/>gps_pub = rospy.Publisher('gps', NavSatFix, queue_size=10)</text:span></text:p>
      <text:p text:style-name="Preformatted_20_Text"><text:span text:style-name="Source_20_Text"><text:s text:c="4"/>try:</text:span></text:p>
      <text:p text:style-name="Preformatted_20_Text"><text:span text:style-name="Source_20_Text"><text:s text:c="8"/>read_gps()</text:span></text:p>
      <text:p text:style-name="Preformatted_20_Text"><text:span text:style-name="Source_20_Text"><text:s text:c="4"/>except rospy.ROSInterruptException:</text:span></text:p>
      <text:p text:style-name="P1"><text:span text:style-name="Source_20_Text"><text:s text:c="8"/>pass</text:span></text:p>
      <text:p text:style-name="Text_20_body">This node reads GPS data from <text:span text:style-name="Source_20_Text">/dev/ttyUSB0</text:span> at a baud rate of 9600, extracts the latitude, longitude, and altitude information from the NMEA sentence starting with <text:span text:style-name="Source_20_Text">$GPGGA</text:span>, and publishes it as a <text:span text:style-name="Source_20_Text">sensor_msgs/NavSatFix</text:span> message on the topic <text:span text:style-name="Source_20_Text">gps</text:span>. You may need to modify the serial port and baud rate to match your GPS receiver.</text:p>
      <text:p text:style-name="P26"><draw:frame draw:style-name="fr2" draw:name="Image5" text:anchor-type="as-char" svg:width="0.7862in" svg:height="0.3929in" draw:z-index="4"><draw:image xlink:href="Pictures/1000004E0000000000000000DB8080F90BBAFF57.svg" xlink:type="simple" xlink:show="embed" xlink:actuate="onLoad" loext:mime-type="image/svg+xml"/></draw:frame><draw:frame draw:style-name="fr1" draw:name="Image6" text:anchor-type="char" svg:x="0in" svg:width="0.0161in" svg:height="0.0161in" draw:z-index="5"><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what is "decode('utf-8') in your code</text:p>
      <text:p text:style-name="Text_20_body"><text:span text:style-name="Source_20_Text">decode('utf-8')</text:span> is a method used to convert bytes to a Unicode string in Python3. In the example code, it is used to convert the bytes read from the serial port into a string that can be processed further.</text:p>
      <text:p text:style-name="Text_20_body">The <text:span text:style-name="Source_20_Text">readline()</text:span> method of the <text:span text:style-name="Source_20_Text">serial.Serial</text:span> class returns a bytes object that represents a line of data read from the serial port. By default, this bytes object is in the ASCII encoding. However, the <text:span text:style-name="Source_20_Text">decode()</text:span> method is used to convert this bytes object to a Unicode string using the UTF-8 encoding.</text:p>
      <text:p text:style-name="Text_20_body"><text:soft-page-break/>In the example code, the <text:span text:style-name="Source_20_Text">decode('utf-8')</text:span> method is used to convert the bytes object returned by <text:span text:style-name="Source_20_Text">readline()</text:span> to a Unicode string so that it can be processed further using string operations like <text:span text:style-name="Source_20_Text">split()</text:span>.</text:p>
      <text:p text:style-name="P26"><draw:frame draw:style-name="fr2" draw:name="Image7" text:anchor-type="as-char" svg:width="0.7862in" svg:height="0.3929in" draw:z-index="6"><draw:image xlink:href="Pictures/1000004E0000000000000000DB8080F90BBAFF57.svg" xlink:type="simple" xlink:show="embed" xlink:actuate="onLoad" loext:mime-type="image/svg+xml"/></draw:frame><draw:frame draw:style-name="fr1" draw:name="Image8" text:anchor-type="char" svg:x="0in" svg:width="0.0161in" svg:height="0.0161in" draw:z-index="7"><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i want to build an interface like Qground Control that i can monitor my vehicle on the map</text:p>
      <text:p text:style-name="Text_20_body">To build an interface like QGroundControl that can monitor your vehicle's location on a map, you can use the following steps:</text:p>
      <text:list xml:id="list2283573238" text:style-name="L4">
        <text:list-item>
          <text:p text:style-name="P9">Choose a map provider: There are many map providers available such as Google Maps, OpenStreetMap, Bing Maps, etc. Choose a map provider that suits your needs and sign up for an API key if required.</text:p>
        </text:list-item>
        <text:list-item>
          <text:p text:style-name="P9">Install and configure the <text:span text:style-name="Source_20_Text">rosbridge_suite</text:span> package: The <text:span text:style-name="Source_20_Text">rosbridge_suite</text:span> package allows you to communicate with ROS over a WebSocket connection. You can install it using the following command:</text:p>
        </text:list-item>
      </text:list>
      <text:p text:style-name="P1">csharp</text:p>
      <text:p text:style-name="P1"><text:span text:style-name="Source_20_Text">sudo apt-get install ros-melodic-rosbridge-server</text:span></text:p>
      <text:p text:style-name="Text_20_body">You should also configure the package to use the correct port and authentication settings.</text:p>
      <text:list xml:id="list598130434" text:style-name="L5">
        <text:list-item>
          <text:p text:style-name="P10">Create a web page that displays the map: You can create a web page using HTML, CSS, and JavaScript that displays the map from your chosen map provider. You can use the API key you obtained in step 1 to authenticate with the map provider. You can also use JavaScript libraries such as Leaflet or OpenLayers to display the map.</text:p>
        </text:list-item>
        <text:list-item>
          <text:p text:style-name="P10">Use ROS and <text:span text:style-name="Source_20_Text">rosbridge</text:span> to update the map: You can use ROS and <text:span text:style-name="Source_20_Text">rosbridge</text:span> to update the map with the current position of your vehicle. You can create a ROS node that subscribes to the GPS data and publishes it as a JSON message using the <text:span text:style-name="Source_20_Text">rosbridge_msgs/ExternalTopic</text:span> message type. You can then use JavaScript on the web page to subscribe to this topic and update the position of a marker on the map.</text:p>
        </text:list-item>
        <text:list-item>
          <text:p text:style-name="P10">Add additional features: You can add additional features to your web page such as displaying sensor data, controlling the vehicle, and displaying telemetry information.</text:p>
        </text:list-item>
      </text:list>
      <text:p text:style-name="Text_20_body">Overall, building an interface like QGroundControl requires integrating ROS with a web page using <text:span text:style-name="Source_20_Text">rosbridge</text:span> and a map provider API. You can use HTML, CSS, and JavaScript to create the user interface and JavaScript libraries to display the map.</text:p>
      <text:p text:style-name="P26"><draw:frame draw:style-name="fr2" draw:name="Image9" text:anchor-type="as-char" svg:width="0.7862in" svg:height="0.3929in" draw:z-index="8"><draw:image xlink:href="Pictures/1000004E0000000000000000DB8080F90BBAFF57.svg" xlink:type="simple" xlink:show="embed" xlink:actuate="onLoad" loext:mime-type="image/svg+xml"/></draw:frame><draw:frame draw:style-name="fr1" draw:name="Image10" text:anchor-type="char" svg:x="0in" svg:width="0.0161in" svg:height="0.0161in" draw:z-index="9"><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i don't know anything about web, can i do it with rviz on ros noetic</text:p>
      <text:p text:style-name="Text_20_body">Yes, you can also use RViz to display your vehicle's position on a map. RViz is a powerful 3D visualization tool for ROS that can display sensor data, robot models, and other information in a variety of ways.</text:p>
      <text:p text:style-name="Text_20_body">To display your vehicle's position on a map using RViz, you can follow these steps:</text:p>
      <text:list xml:id="list2556590319" text:style-name="L6">
        <text:list-item>
          <text:p text:style-name="P11"><text:soft-page-break/>Install the <text:span text:style-name="Source_20_Text">robot_localization</text:span> package: The <text:span text:style-name="Source_20_Text">robot_localization</text:span> package provides a way to fuse sensor data and estimate the robot's pose in 3D space. You can install it using the following command:</text:p>
        </text:list-item>
      </text:list>
      <text:p text:style-name="P1">csharp</text:p>
      <text:p text:style-name="P1"><text:span text:style-name="Source_20_Text">sudo apt-get install ros-noetic-robot-localization</text:span></text:p>
      <text:list xml:id="list166977165" text:style-name="L7">
        <text:list-item>
          <text:p text:style-name="P12">Set up the <text:span text:style-name="Source_20_Text">robot_localization</text:span> package: You need to configure the <text:span text:style-name="Source_20_Text">robot_localization</text:span> package to use your GPS data as an input and publish the estimated pose as a <text:span text:style-name="Source_20_Text">nav_msgs/Odometry</text:span> message. You can refer to the <text:span text:style-name="Source_20_Text">robot_localization</text:span> documentation for more information on how to set up the package.</text:p>
        </text:list-item>
        <text:list-item>
          <text:p text:style-name="P12">Launch RViz: You can launch RViz using the following command:</text:p>
        </text:list-item>
      </text:list>
      <text:p text:style-name="P1"><text:span text:style-name="Source_20_Text">rosrun rviz rviz</text:span></text:p>
      <text:list xml:id="list1180801954" text:style-name="L8">
        <text:list-item>
          <text:p text:style-name="P13">Configure RViz: In RViz, you can add a <text:span text:style-name="Source_20_Text">Map</text:span> display and a <text:span text:style-name="Source_20_Text">RobotModel</text:span> display to the visualization. You can also add a <text:span text:style-name="Source_20_Text">Pose</text:span> display to display the estimated pose of the robot.</text:p>
        </text:list-item>
        <text:list-item>
          <text:p text:style-name="P13">Set the fixed frame in RViz: You need to set the <text:span text:style-name="Source_20_Text">fixed frame</text:span> in RViz to the frame that your GPS data is referenced to. This can usually be set to <text:span text:style-name="Source_20_Text">map</text:span>.</text:p>
        </text:list-item>
        <text:list-item>
          <text:p text:style-name="P13">View the robot's position: Once you have configured RViz, you should be able to view your vehicle's position on the map in RViz. You can also use RViz to visualize other sensor data or add additional displays as needed.</text:p>
        </text:list-item>
      </text:list>
      <text:p text:style-name="Text_20_body">Overall, RViz is a powerful tool for visualizing sensor data and estimating the robot's pose. It can be used to display your vehicle's position on a map using GPS data and the <text:span text:style-name="Source_20_Text">robot_localization</text:span> package.</text:p>
      <text:p text:style-name="P26"><draw:frame draw:style-name="fr2" draw:name="Image11" text:anchor-type="as-char" svg:width="0.7862in" svg:height="0.3929in" draw:z-index="10"><draw:image xlink:href="Pictures/1000004E0000000000000000DB8080F90BBAFF57.svg" xlink:type="simple" xlink:show="embed" xlink:actuate="onLoad" loext:mime-type="image/svg+xml"/></draw:frame><draw:frame draw:style-name="fr1" draw:name="Image12" text:anchor-type="char" svg:x="0in" svg:width="0.0161in" svg:height="0.0161in" draw:z-index="11"><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Everytime i proceed the message received from GPR, i need to take my laptop outdoor, can i save the message to a file that i can proceed later indoor</text:p>
      <text:p text:style-name="Text_20_body">Yes, you can save the GPS messages received from the GPS device to a file so that you can process them later indoors. One way to do this is by modifying the ROS node you created earlier to write the GPS messages to a file in addition to processing them.</text:p>
      <text:p text:style-name="Text_20_body">Here is an example of how you can modify your ROS node to save the GPS messages to a file:</text:p>
      <text:p text:style-name="P1">python</text:p>
      <text:p text:style-name="Preformatted_20_Text"><text:span text:style-name="Source_20_Text">#!/usr/bin/env python3</text:span></text:p>
      <text:p text:style-name="Preformatted_20_Text"/>
      <text:p text:style-name="Preformatted_20_Text"><text:span text:style-name="Source_20_Text">import rospy</text:span></text:p>
      <text:p text:style-name="Preformatted_20_Text"><text:span text:style-name="Source_20_Text">import serial</text:span></text:p>
      <text:p text:style-name="Preformatted_20_Text"/>
      <text:p text:style-name="Preformatted_20_Text"><text:span text:style-name="Source_20_Text">from sensor_msgs.msg import NavSatFix</text:span></text:p>
      <text:p text:style-name="Preformatted_20_Text"/>
      <text:p text:style-name="Preformatted_20_Text"><text:span text:style-name="Source_20_Text">def gps_node():</text:span></text:p>
      <text:p text:style-name="Preformatted_20_Text"><text:span text:style-name="Source_20_Text"><text:s text:c="4"/># Initialize ROS node and publisher</text:span></text:p>
      <text:p text:style-name="Preformatted_20_Text"><text:span text:style-name="Source_20_Text"><text:s text:c="4"/>rospy.init_node('gps_node', anonymous=True)</text:span></text:p>
      <text:p text:style-name="Preformatted_20_Text"><text:soft-page-break/><text:span text:style-name="Source_20_Text"><text:s text:c="4"/>pub = rospy.Publisher('/gps', NavSatFix, queue_size=10)</text:span></text:p>
      <text:p text:style-name="Preformatted_20_Text"/>
      <text:p text:style-name="Preformatted_20_Text"><text:span text:style-name="Source_20_Text"><text:s text:c="4"/># Open serial port to read GPS data</text:span></text:p>
      <text:p text:style-name="Preformatted_20_Text"><text:span text:style-name="Source_20_Text"><text:s text:c="4"/>ser = serial.Serial('/dev/ttyUSB0', 9600)</text:span></text:p>
      <text:p text:style-name="Preformatted_20_Text"/>
      <text:p text:style-name="Preformatted_20_Text"><text:span text:style-name="Source_20_Text"><text:s text:c="4"/># Open file to write GPS data</text:span></text:p>
      <text:p text:style-name="Preformatted_20_Text"><text:span text:style-name="Source_20_Text"><text:s text:c="4"/>file = open('gps_data.txt', 'w')</text:span></text:p>
      <text:p text:style-name="Preformatted_20_Text"/>
      <text:p text:style-name="Preformatted_20_Text"><text:span text:style-name="Source_20_Text"><text:s text:c="4"/># Loop to read and process GPS data</text:span></text:p>
      <text:p text:style-name="Preformatted_20_Text"><text:span text:style-name="Source_20_Text"><text:s text:c="4"/>while not rospy.is_shutdown():</text:span></text:p>
      <text:p text:style-name="Preformatted_20_Text"><text:span text:style-name="Source_20_Text"><text:s text:c="8"/>line = ser.readline().decode('utf-8')</text:span></text:p>
      <text:p text:style-name="Preformatted_20_Text"><text:span text:style-name="Source_20_Text"><text:s text:c="8"/>fields = line.split(',')</text:span></text:p>
      <text:p text:style-name="Preformatted_20_Text"><text:span text:style-name="Source_20_Text"><text:s text:c="8"/>if fields[0] == '$GPGGA':</text:span></text:p>
      <text:p text:style-name="Preformatted_20_Text"><text:span text:style-name="Source_20_Text"><text:s text:c="12"/># Extract latitude, longitude, and altitude from GPS data</text:span></text:p>
      <text:p text:style-name="Preformatted_20_Text"><text:span text:style-name="Source_20_Text"><text:s text:c="12"/>latitude = float(fields[2][:2]) + float(fields[2][2:]) / 60.0</text:span></text:p>
      <text:p text:style-name="Preformatted_20_Text"><text:span text:style-name="Source_20_Text"><text:s text:c="12"/>if fields[3] == 'S':</text:span></text:p>
      <text:p text:style-name="Preformatted_20_Text"><text:span text:style-name="Source_20_Text"><text:s text:c="16"/>latitude = -latitude</text:span></text:p>
      <text:p text:style-name="Preformatted_20_Text"><text:span text:style-name="Source_20_Text"><text:s text:c="12"/>longitude = float(fields[4][:3]) + float(fields[4][3:]) / 60.0</text:span></text:p>
      <text:p text:style-name="Preformatted_20_Text"><text:span text:style-name="Source_20_Text"><text:s text:c="12"/>if fields[5] == 'W':</text:span></text:p>
      <text:p text:style-name="Preformatted_20_Text"><text:span text:style-name="Source_20_Text"><text:s text:c="16"/>longitude = -longitude</text:span></text:p>
      <text:p text:style-name="Preformatted_20_Text"><text:span text:style-name="Source_20_Text"><text:s text:c="12"/>altitude = float(fields[9])</text:span></text:p>
      <text:p text:style-name="Preformatted_20_Text"><text:span text:style-name="Source_20_Text"><text:s text:c="12"/></text:span></text:p>
      <text:p text:style-name="Preformatted_20_Text"><text:span text:style-name="Source_20_Text"><text:s text:c="12"/># Publish GPS data as a NavSatFix message</text:span></text:p>
      <text:p text:style-name="Preformatted_20_Text"><text:span text:style-name="Source_20_Text"><text:s text:c="12"/>msg = NavSatFix()</text:span></text:p>
      <text:p text:style-name="Preformatted_20_Text"><text:span text:style-name="Source_20_Text"><text:s text:c="12"/>msg.latitude = latitude</text:span></text:p>
      <text:p text:style-name="Preformatted_20_Text"><text:span text:style-name="Source_20_Text"><text:s text:c="12"/>msg.longitude = longitude</text:span></text:p>
      <text:p text:style-name="Preformatted_20_Text"><text:span text:style-name="Source_20_Text"><text:s text:c="12"/>msg.altitude = altitude</text:span></text:p>
      <text:p text:style-name="Preformatted_20_Text"><text:span text:style-name="Source_20_Text"><text:s text:c="12"/>pub.publish(msg)</text:span></text:p>
      <text:p text:style-name="Preformatted_20_Text"/>
      <text:p text:style-name="Preformatted_20_Text"><text:span text:style-name="Source_20_Text"><text:s text:c="12"/># Write GPS data to file</text:span></text:p>
      <text:p text:style-name="Preformatted_20_Text"><text:span text:style-name="Source_20_Text"><text:s text:c="12"/>file.write(line)</text:span></text:p>
      <text:p text:style-name="Preformatted_20_Text"/>
      <text:p text:style-name="Preformatted_20_Text"><text:span text:style-name="Source_20_Text"><text:s text:c="4"/># Close serial port and file</text:span></text:p>
      <text:p text:style-name="Preformatted_20_Text"><text:span text:style-name="Source_20_Text"><text:s text:c="4"/>ser.close()</text:span></text:p>
      <text:p text:style-name="Preformatted_20_Text"><text:span text:style-name="Source_20_Text"><text:s text:c="4"/>file.close()</text:span></text:p>
      <text:p text:style-name="Preformatted_20_Text"/>
      <text:p text:style-name="Preformatted_20_Text"><text:span text:style-name="Source_20_Text">if __name__ == '__main__':</text:span></text:p>
      <text:p text:style-name="Preformatted_20_Text"><text:span text:style-name="Source_20_Text"><text:s text:c="4"/>try:</text:span></text:p>
      <text:p text:style-name="Preformatted_20_Text"><text:span text:style-name="Source_20_Text"><text:s text:c="8"/>gps_node()</text:span></text:p>
      <text:p text:style-name="Preformatted_20_Text"><text:span text:style-name="Source_20_Text"><text:s text:c="4"/>except rospy.ROSInterruptException:</text:span></text:p>
      <text:p text:style-name="P1"><text:span text:style-name="Source_20_Text"><text:s text:c="8"/>pass</text:span></text:p>
      <text:p text:style-name="Text_20_body">In this modified version of the code, we have added an additional step to write the GPS messages to a file called <text:span text:style-name="Source_20_Text">gps_data.txt</text:span>. The <text:span text:style-name="Source_20_Text">open()</text:span> function is used to open the file in write mode and the <text:span text:style-name="Source_20_Text">write()</text:span> function is used to write each line of GPS data to the file.</text:p>
      <text:p text:style-name="Text_20_body">With this modification, you can run the ROS node outdoors to collect GPS data and save it to the file. Later, you can run a separate ROS node to read the data from the file and process it indoors. You can use the <text:span text:style-name="Source_20_Text">rospy.Time.from_sec()</text:span> function to set the timestamp of each GPS message based on the time it was received.</text:p>
      <text:p text:style-name="Text_20_body">Here is an example of how you can read the GPS data from the file and publish it as a <text:span text:style-name="Source_20_Text">NavSatFix</text:span> message:</text:p>
      <text:p text:style-name="P1">python</text:p>
      <text:p text:style-name="Preformatted_20_Text"><text:span text:style-name="Source_20_Text">#!/usr/bin/env python3</text:span></text:p>
      <text:p text:style-name="Preformatted_20_Text"/>
      <text:p text:style-name="Preformatted_20_Text"><text:span text:style-name="Source_20_Text">import rospy</text:span></text:p>
      <text:p text:style-name="Preformatted_20_Text"/>
      <text:p text:style-name="Preformatted_20_Text"><text:soft-page-break/><text:span text:style-name="Source_20_Text">from sensor_msgs.msg import NavSatFix</text:span></text:p>
      <text:p text:style-name="Preformatted_20_Text"/>
      <text:p text:style-name="Preformatted_20_Text"><text:span text:style-name="Source_20_Text">def gps_file_node():</text:span></text:p>
      <text:p text:style-name="Preformatted_20_Text"><text:span text:style-name="Source_20_Text"><text:s text:c="4"/># Initialize ROS node and publisher</text:span></text:p>
      <text:p text:style-name="Preformatted_20_Text"><text:span text:style-name="Source_20_Text"><text:s text:c="4"/>rospy.init_node('gps_file_node', anonymous=True)</text:span></text:p>
      <text:p text:style-name="Preformatted_20_Text"><text:span text:style-name="Source_20_Text"><text:s text:c="4"/>pub = rospy.Publisher('/gps', NavSatFix, queue_size=10)</text:span></text:p>
      <text:p text:style-name="Preformatted_20_Text"/>
      <text:p text:style-name="Preformatted_20_Text"><text:span text:style-name="Source_20_Text"><text:s text:c="4"/># Open file to read GPS data</text:span></text:p>
      <text:p text:style-name="Preformatted_20_Text"><text:span text:style-name="Source_20_Text"><text:s text:c="4"/>file = open('gps_data.txt', 'r')</text:span></text:p>
      <text:p text:style-name="Preformatted_20_Text"/>
      <text:p text:style-name="Preformatted_20_Text"><text:span text:style-name="Source_20_Text"><text:s text:c="4"/># Loop to read and process GPS data</text:span></text:p>
      <text:p text:style-name="Preformatted_20_Text"><text:span text:style-name="Source_20_Text"><text:s text:c="4"/>for line in file:</text:span></text:p>
      <text:p text:style-name="Preformatted_20_Text"><text:span text:style-name="Source_20_Text"><text:s text:c="8"/>fields = line.split(',')</text:span></text:p>
      <text:p text:style-name="Preformatted_20_Text"><text:span text:style-name="Source_20_Text"><text:s text:c="8"/>if fields[0] == '$GPGGA':</text:span></text:p>
      <text:p text:style-name="Preformatted_20_Text"><text:span text:style-name="Source_20_Text"><text:s text:c="12"/># Extract latitude, longitude, and altitude from GPS data</text:span></text:p>
      <text:p text:style-name="Preformatted_20_Text"><text:span text:style-name="Source_20_Text"><text:s text:c="12"/>latitude = float(fields[2][:2]) + float(fields[2][2:]) / 60.0</text:span></text:p>
      <text:p text:style-name="Preformatted_20_Text"><text:span text:style-name="Source_20_Text"><text:s text:c="12"/>if fields[3] == 'S':</text:span></text:p>
      <text:p text:style-name="P1"><text:span text:style-name="Source_20_Text"><text:s text:c="16"/>latitude = -latitude</text:span></text:p>
      <text:p text:style-name="P26"><draw:frame draw:style-name="fr2" draw:name="Image13" text:anchor-type="as-char" svg:width="0.7862in" svg:height="0.3929in" draw:z-index="12"><draw:image xlink:href="Pictures/1000004E0000000000000000DB8080F90BBAFF57.svg" xlink:type="simple" xlink:show="embed" xlink:actuate="onLoad" loext:mime-type="image/svg+xml"/></draw:frame><draw:frame draw:style-name="fr1" draw:name="Image14" text:anchor-type="char" svg:x="0in" svg:width="0.0161in" svg:height="0.0161in" draw:z-index="13"><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explain sudo chmod a+rw /dev/ttyACM0</text:p>
      <text:p text:style-name="Text_20_body">The command <text:span text:style-name="Source_20_Text">sudo chmod a+rw /dev/ttyACM0</text:span> changes the permissions for the file <text:span text:style-name="Source_20_Text">/dev/ttyACM0</text:span> to allow all users to have read and write access to the file.</text:p>
      <text:p text:style-name="Text_20_body">Here's a breakdown of what each part of the command does:</text:p>
      <text:list xml:id="list1298080712" text:style-name="L9">
        <text:list-item>
          <text:p text:style-name="P23"><text:span text:style-name="Source_20_Text">sudo</text:span>: runs the command as a superuser, which is necessary to modify the file permissions.</text:p>
        </text:list-item>
        <text:list-item>
          <text:p text:style-name="P23"><text:span text:style-name="Source_20_Text">chmod</text:span>: changes the file mode bits, which determine the file permissions.</text:p>
        </text:list-item>
        <text:list-item>
          <text:p text:style-name="P23"><text:span text:style-name="Source_20_Text">a</text:span>: stands for "all" and specifies that the permissions should be applied to all users.</text:p>
        </text:list-item>
        <text:list-item>
          <text:p text:style-name="P23"><text:span text:style-name="Source_20_Text">+</text:span>: adds the specified permissions to the file.</text:p>
        </text:list-item>
        <text:list-item>
          <text:p text:style-name="P23"><text:span text:style-name="Source_20_Text">rw</text:span>: grants read and write access to the file.</text:p>
        </text:list-item>
        <text:list-item>
          <text:p text:style-name="P14"><text:span text:style-name="Source_20_Text">/dev/ttyACM0</text:span>: is the file that we want to modify the permissions for. In this case, it is the USB port that the GPS device is connected to.</text:p>
        </text:list-item>
      </text:list>
      <text:p text:style-name="Text_20_body">By running this command, you are essentially granting all users on the system the ability to read and write data to the GPS device through the <text:span text:style-name="Source_20_Text">/dev/ttyACM0</text:span> file. This is necessary for your ROS node to be able to read data from the GPS device. However, it is important to note that granting permissions to all users may pose a security risk, so you should be cautious when using this command and limit the access to only those who require it.</text:p>
      <text:p text:style-name="P26"><draw:frame draw:style-name="fr2" draw:name="Image15" text:anchor-type="as-char" svg:width="0.7862in" svg:height="0.3929in" draw:z-index="14"><draw:image xlink:href="Pictures/1000004E0000000000000000DB8080F90BBAFF57.svg" xlink:type="simple" xlink:show="embed" xlink:actuate="onLoad" loext:mime-type="image/svg+xml"/></draw:frame><draw:frame draw:style-name="fr1" draw:name="Image16" text:anchor-type="char" svg:x="0in" svg:width="0.0161in" svg:height="0.0161in" draw:z-index="15"><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how to get port name ubuntu</text:p>
      <text:p text:style-name="Text_20_body">To get the port name in Ubuntu, you can use the <text:span text:style-name="Source_20_Text">ls</text:span> command to list the contents of the <text:span text:style-name="Source_20_Text">/dev</text:span> directory.</text:p>
      <text:p text:style-name="Text_20_body">Here's how you can do it:</text:p>
      <text:list xml:id="list130631791" text:style-name="L10">
        <text:list-item>
          <text:p text:style-name="P15">Open a terminal window.</text:p>
        </text:list-item>
        <text:list-item>
          <text:p text:style-name="P15">Connect your device (e.g. GPS device) to your computer.</text:p>
        </text:list-item>
        <text:list-item>
          <text:p text:style-name="P15">Type the following command in the terminal window and press Enter:</text:p>
          <text:p text:style-name="P2"><text:soft-page-break/>bash</text:p>
        </text:list-item>
      </text:list>
      <text:list xml:id="list1922526994" text:style-name="L11">
        <text:list-item text:start-value="3">
          <text:p text:style-name="P3"><text:span text:style-name="Source_20_Text">ls /dev/</text:span></text:p>
          <text:p text:style-name="P16">This command will list the contents of the <text:span text:style-name="Source_20_Text">/dev</text:span> directory. You should see a list of files and directories.</text:p>
        </text:list-item>
        <text:list-item>
          <text:p text:style-name="P16">Look for the file that corresponds to your device. For example, if your device is a GPS device connected via USB, you might see a file named <text:span text:style-name="Source_20_Text">ttyUSB0</text:span> or <text:span text:style-name="Source_20_Text">ttyACM0</text:span>.</text:p>
        </text:list-item>
      </text:list>
      <text:p text:style-name="Text_20_body">Note that the name of the file may vary depending on the type of device and the type of connection (e.g. USB, serial, Bluetooth). Also, if you have multiple devices connected, you may see multiple files listed.</text:p>
      <text:p text:style-name="Text_20_body">Once you have identified the name of the file corresponding to your device, you can use it in your ROS node to read data from the device.</text:p>
      <text:p text:style-name="P26"><draw:frame draw:style-name="fr2" draw:name="Image17" text:anchor-type="as-char" svg:width="0.7862in" svg:height="0.3929in" draw:z-index="16"><draw:image xlink:href="Pictures/1000004E0000000000000000DB8080F90BBAFF57.svg" xlink:type="simple" xlink:show="embed" xlink:actuate="onLoad" loext:mime-type="image/svg+xml"/></draw:frame><draw:frame draw:style-name="fr1" draw:name="Image18" text:anchor-type="char" svg:x="0in" svg:width="0.0161in" svg:height="0.0161in" draw:z-index="17"><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write a python3 ros node read data from serial port and display </text:p>
      <text:p text:style-name="Text_20_body">Sure, here's an example Python3 ROS node that reads data from a serial port and displays it:</text:p>
      <text:p text:style-name="P1">python</text:p>
      <text:p text:style-name="Preformatted_20_Text"><text:span text:style-name="Source_20_Text">#!/usr/bin/env python3</text:span></text:p>
      <text:p text:style-name="Preformatted_20_Text"/>
      <text:p text:style-name="Preformatted_20_Text"><text:span text:style-name="Source_20_Text">import rospy</text:span></text:p>
      <text:p text:style-name="Preformatted_20_Text"><text:span text:style-name="Source_20_Text">import serial</text:span></text:p>
      <text:p text:style-name="Preformatted_20_Text"/>
      <text:p text:style-name="Preformatted_20_Text"><text:span text:style-name="Source_20_Text">from std_msgs.msg import String</text:span></text:p>
      <text:p text:style-name="Preformatted_20_Text"/>
      <text:p text:style-name="Preformatted_20_Text"><text:span text:style-name="Source_20_Text">def serial_node():</text:span></text:p>
      <text:p text:style-name="Preformatted_20_Text"><text:span text:style-name="Source_20_Text"><text:s text:c="4"/># Initialize ROS node</text:span></text:p>
      <text:p text:style-name="Preformatted_20_Text"><text:span text:style-name="Source_20_Text"><text:s text:c="4"/>rospy.init_node('serial_node', anonymous=True)</text:span></text:p>
      <text:p text:style-name="Preformatted_20_Text"/>
      <text:p text:style-name="Preformatted_20_Text"><text:span text:style-name="Source_20_Text"><text:s text:c="4"/># Set up serial port</text:span></text:p>
      <text:p text:style-name="Preformatted_20_Text"><text:span text:style-name="Source_20_Text"><text:s text:c="4"/>ser = serial.Serial('/dev/ttyACM0', 9600) <text:s/># Replace with your port name and baud rate</text:span></text:p>
      <text:p text:style-name="Preformatted_20_Text"/>
      <text:p text:style-name="Preformatted_20_Text"><text:span text:style-name="Source_20_Text"><text:s text:c="4"/># Set up publisher</text:span></text:p>
      <text:p text:style-name="Preformatted_20_Text"><text:span text:style-name="Source_20_Text"><text:s text:c="4"/>pub = rospy.Publisher('gps_data', String, queue_size=10)</text:span></text:p>
      <text:p text:style-name="Preformatted_20_Text"/>
      <text:p text:style-name="Preformatted_20_Text"><text:span text:style-name="Source_20_Text"><text:s text:c="4"/># Read and publish serial data</text:span></text:p>
      <text:p text:style-name="Preformatted_20_Text"><text:span text:style-name="Source_20_Text"><text:s text:c="4"/>while not rospy.is_shutdown():</text:span></text:p>
      <text:p text:style-name="Preformatted_20_Text"><text:span text:style-name="Source_20_Text"><text:s text:c="8"/>try:</text:span></text:p>
      <text:p text:style-name="Preformatted_20_Text"><text:span text:style-name="Source_20_Text"><text:s text:c="12"/># Read serial data</text:span></text:p>
      <text:p text:style-name="Preformatted_20_Text"><text:span text:style-name="Source_20_Text"><text:s text:c="12"/>data = ser.readline().decode('utf-8').rstrip()</text:span></text:p>
      <text:p text:style-name="Preformatted_20_Text"/>
      <text:p text:style-name="Preformatted_20_Text"><text:span text:style-name="Source_20_Text"><text:s text:c="12"/># Publish data to topic</text:span></text:p>
      <text:p text:style-name="Preformatted_20_Text"><text:span text:style-name="Source_20_Text"><text:s text:c="12"/>pub.publish(data)</text:span></text:p>
      <text:p text:style-name="Preformatted_20_Text"/>
      <text:p text:style-name="Preformatted_20_Text"><text:span text:style-name="Source_20_Text"><text:s text:c="12"/># Print data to console</text:span></text:p>
      <text:p text:style-name="Preformatted_20_Text"><text:span text:style-name="Source_20_Text"><text:s text:c="12"/>rospy.loginfo(data)</text:span></text:p>
      <text:p text:style-name="Preformatted_20_Text"><text:span text:style-name="Source_20_Text"><text:s text:c="8"/>except serial.SerialException:</text:span></text:p>
      <text:p text:style-name="Preformatted_20_Text"><text:span text:style-name="Source_20_Text"><text:s text:c="12"/>rospy.logerr('Error reading from serial port')</text:span></text:p>
      <text:p text:style-name="Preformatted_20_Text"><text:span text:style-name="Source_20_Text"><text:s text:c="12"/>rospy.signal_shutdown('Error reading from serial port')</text:span></text:p>
      <text:p text:style-name="Preformatted_20_Text"/>
      <text:p text:style-name="Preformatted_20_Text"><text:span text:style-name="Source_20_Text">if __name__ == '__main__':</text:span></text:p>
      <text:p text:style-name="Preformatted_20_Text"><text:span text:style-name="Source_20_Text"><text:s text:c="4"/>try:</text:span></text:p>
      <text:p text:style-name="Preformatted_20_Text"><text:soft-page-break/><text:span text:style-name="Source_20_Text"><text:s text:c="8"/>serial_node()</text:span></text:p>
      <text:p text:style-name="Preformatted_20_Text"><text:span text:style-name="Source_20_Text"><text:s text:c="4"/>except rospy.ROSInterruptException:</text:span></text:p>
      <text:p text:style-name="P1"><text:span text:style-name="Source_20_Text"><text:s text:c="8"/>pass</text:span></text:p>
      <text:p text:style-name="Text_20_body">This code initializes a ROS node called "serial_node" and sets up a publisher for a topic called "gps_data" of type <text:span text:style-name="Source_20_Text">std_msgs/String</text:span>. It then reads data from a serial port <text:span text:style-name="Source_20_Text">/dev/ttyACM0</text:span> at a baud rate of 9600 and publishes it to the "gps_data" topic.</text:p>
      <text:p text:style-name="Text_20_body">To run this node, save the code to a file (e.g. <text:span text:style-name="Source_20_Text">serial_node.py</text:span>) in your ROS package's <text:span text:style-name="Source_20_Text">src</text:span> directory and make it executable by running <text:span text:style-name="Source_20_Text">chmod +x serial_node.py</text:span>. Then, run the node using the <text:span text:style-name="Source_20_Text">rosrun</text:span> command:</text:p>
      <text:p text:style-name="P1">php</text:p>
      <text:p text:style-name="P1"><text:span text:style-name="Source_20_Text">rosrun &lt;package_name&gt; serial_node.py</text:span></text:p>
      <text:p text:style-name="Text_20_body">Replace <text:span text:style-name="Source_20_Text">&lt;package_name&gt;</text:span> with the name of your ROS package.</text:p>
      <text:p text:style-name="P26"><draw:frame draw:style-name="fr2" draw:name="Image19" text:anchor-type="as-char" svg:width="0.7862in" svg:height="0.3929in" draw:z-index="18"><draw:image xlink:href="Pictures/1000004E0000000000000000DB8080F90BBAFF57.svg" xlink:type="simple" xlink:show="embed" xlink:actuate="onLoad" loext:mime-type="image/svg+xml"/></draw:frame><draw:frame draw:style-name="fr1" draw:name="Image20" text:anchor-type="char" svg:x="0in" svg:width="0.0161in" svg:height="0.0161in" draw:z-index="19"><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i want to display it onto terminal</text:p>
      <text:p text:style-name="Text_20_body">Sure! Here's an updated version of the code that displays the received GPS data on the terminal:</text:p>
      <text:p text:style-name="P1">python</text:p>
      <text:p text:style-name="Preformatted_20_Text"><text:span text:style-name="Source_20_Text">#!/usr/bin/env python3</text:span></text:p>
      <text:p text:style-name="Preformatted_20_Text"/>
      <text:p text:style-name="Preformatted_20_Text"><text:span text:style-name="Source_20_Text">import rospy</text:span></text:p>
      <text:p text:style-name="Preformatted_20_Text"><text:span text:style-name="Source_20_Text">import serial</text:span></text:p>
      <text:p text:style-name="Preformatted_20_Text"/>
      <text:p text:style-name="Preformatted_20_Text"><text:span text:style-name="Source_20_Text">from std_msgs.msg import String</text:span></text:p>
      <text:p text:style-name="Preformatted_20_Text"/>
      <text:p text:style-name="Preformatted_20_Text"><text:span text:style-name="Source_20_Text">def serial_node():</text:span></text:p>
      <text:p text:style-name="Preformatted_20_Text"><text:span text:style-name="Source_20_Text"><text:s text:c="4"/># Initialize ROS node</text:span></text:p>
      <text:p text:style-name="Preformatted_20_Text"><text:span text:style-name="Source_20_Text"><text:s text:c="4"/>rospy.init_node('serial_node', anonymous=True)</text:span></text:p>
      <text:p text:style-name="Preformatted_20_Text"/>
      <text:p text:style-name="Preformatted_20_Text"><text:span text:style-name="Source_20_Text"><text:s text:c="4"/># Set up serial port</text:span></text:p>
      <text:p text:style-name="Preformatted_20_Text"><text:span text:style-name="Source_20_Text"><text:s text:c="4"/>ser = serial.Serial('/dev/ttyACM0', 9600) <text:s/># Replace with your port name and baud rate</text:span></text:p>
      <text:p text:style-name="Preformatted_20_Text"/>
      <text:p text:style-name="Preformatted_20_Text"><text:span text:style-name="Source_20_Text"><text:s text:c="4"/># Read and publish serial data</text:span></text:p>
      <text:p text:style-name="Preformatted_20_Text"><text:span text:style-name="Source_20_Text"><text:s text:c="4"/>while not rospy.is_shutdown():</text:span></text:p>
      <text:p text:style-name="Preformatted_20_Text"><text:span text:style-name="Source_20_Text"><text:s text:c="8"/>try:</text:span></text:p>
      <text:p text:style-name="Preformatted_20_Text"><text:span text:style-name="Source_20_Text"><text:s text:c="12"/># Read serial data</text:span></text:p>
      <text:p text:style-name="Preformatted_20_Text"><text:span text:style-name="Source_20_Text"><text:s text:c="12"/>data = ser.readline().decode('utf-8').rstrip()</text:span></text:p>
      <text:p text:style-name="Preformatted_20_Text"/>
      <text:p text:style-name="Preformatted_20_Text"><text:span text:style-name="Source_20_Text"><text:s text:c="12"/># Display data on terminal</text:span></text:p>
      <text:p text:style-name="Preformatted_20_Text"><text:span text:style-name="Source_20_Text"><text:s text:c="12"/>rospy.loginfo(data)</text:span></text:p>
      <text:p text:style-name="Preformatted_20_Text"><text:span text:style-name="Source_20_Text"><text:s text:c="8"/>except serial.SerialException:</text:span></text:p>
      <text:p text:style-name="Preformatted_20_Text"><text:span text:style-name="Source_20_Text"><text:s text:c="12"/>rospy.logerr('Error reading from serial port')</text:span></text:p>
      <text:p text:style-name="Preformatted_20_Text"><text:span text:style-name="Source_20_Text"><text:s text:c="12"/>rospy.signal_shutdown('Error reading from serial port')</text:span></text:p>
      <text:p text:style-name="Preformatted_20_Text"/>
      <text:p text:style-name="Preformatted_20_Text"><text:span text:style-name="Source_20_Text">if __name__ == '__main__':</text:span></text:p>
      <text:p text:style-name="Preformatted_20_Text"><text:span text:style-name="Source_20_Text"><text:s text:c="4"/>try:</text:span></text:p>
      <text:p text:style-name="Preformatted_20_Text"><text:span text:style-name="Source_20_Text"><text:s text:c="8"/>serial_node()</text:span></text:p>
      <text:p text:style-name="Preformatted_20_Text"><text:span text:style-name="Source_20_Text"><text:s text:c="4"/>except rospy.ROSInterruptException:</text:span></text:p>
      <text:p text:style-name="P1"><text:span text:style-name="Source_20_Text"><text:s text:c="8"/>pass</text:span></text:p>
      <text:p text:style-name="Text_20_body"><text:soft-page-break/>This code is similar to the previous one, but it doesn't use a publisher to publish the GPS data to a ROS topic. Instead, it simply displays the data on the terminal using the <text:span text:style-name="Source_20_Text">rospy.loginfo()</text:span> function.</text:p>
      <text:p text:style-name="Text_20_body">To run this node, save the code to a file (e.g. <text:span text:style-name="Source_20_Text">serial_node.py</text:span>) in your ROS package's <text:span text:style-name="Source_20_Text">src</text:span> directory and make it executable by running <text:span text:style-name="Source_20_Text">chmod +x serial_node.py</text:span>. Then, run the node using the <text:span text:style-name="Source_20_Text">rosrun</text:span> command:</text:p>
      <text:p text:style-name="P1">php</text:p>
      <text:p text:style-name="P1"><text:span text:style-name="Source_20_Text">rosrun &lt;package_name&gt; serial_node.py</text:span></text:p>
      <text:p text:style-name="Text_20_body">Replace <text:span text:style-name="Source_20_Text">&lt;package_name&gt;</text:span> with the name of your ROS package. When you run the node, you should see the received GPS data displayed on the terminal.</text:p>
      <text:p text:style-name="P26"><draw:frame draw:style-name="fr2" draw:name="Image21" text:anchor-type="as-char" svg:width="0.7862in" svg:height="0.3929in" draw:z-index="20"><draw:image xlink:href="Pictures/1000004E0000000000000000DB8080F90BBAFF57.svg" xlink:type="simple" xlink:show="embed" xlink:actuate="onLoad" loext:mime-type="image/svg+xml"/></draw:frame><draw:frame draw:style-name="fr1" draw:name="Image22" text:anchor-type="char" svg:x="0in" svg:width="0.0161in" svg:height="0.0161in" draw:z-index="21"><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i read this [INFO] [1679279814.714730]: is that a valid gps message</text:p>
      <text:p text:style-name="Text_20_body">No, <text:span text:style-name="Source_20_Text">[INFO] [1679279814.714730]:</text:span> is not a valid GPS message. It is a log message generated by ROS that contains the timestamp and log level (in this case, "INFO").</text:p>
      <text:p text:style-name="Text_20_body">A valid GPS message typically contains latitude, longitude, and altitude data, as well as other information such as the GPS fix type and number of satellites in view. Here's an example of what a valid GPS message might look like:</text:p>
      <text:p text:style-name="P1">makefile</text:p>
      <text:p text:style-name="Preformatted_20_Text"><text:span text:style-name="Source_20_Text">latitude: 37.7749</text:span></text:p>
      <text:p text:style-name="Preformatted_20_Text"><text:span text:style-name="Source_20_Text">longitude: -122.4194</text:span></text:p>
      <text:p text:style-name="Preformatted_20_Text"><text:span text:style-name="Source_20_Text">altitude: 10.0</text:span></text:p>
      <text:p text:style-name="Preformatted_20_Text"><text:span text:style-name="Source_20_Text">fix_type: 3</text:span></text:p>
      <text:p text:style-name="P1"><text:span text:style-name="Source_20_Text">num_satellites: 12</text:span></text:p>
      <text:p text:style-name="Text_20_body">This message contains the latitude, longitude, and altitude of the GPS fix, as well as the fix type (in this case, 3 for a 3D fix) and the number of satellites in view. The format and content of GPS messages can vary depending on the GPS receiver and communication protocol used.</text:p>
      <text:p text:style-name="P26"><draw:frame draw:style-name="fr2" draw:name="Image23" text:anchor-type="as-char" svg:width="0.7862in" svg:height="0.3929in" draw:z-index="22"><draw:image xlink:href="Pictures/1000004E0000000000000000DB8080F90BBAFF57.svg" xlink:type="simple" xlink:show="embed" xlink:actuate="onLoad" loext:mime-type="image/svg+xml"/></draw:frame><draw:frame draw:style-name="fr1" draw:name="Image24" text:anchor-type="char" svg:x="0in" svg:width="0.0161in" svg:height="0.0161in" draw:z-index="23"><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utf-8' codec can't decode byte 0xb5 in position 0: invalid start byte</text:p>
      <text:p text:style-name="Text_20_body">This error typically occurs when the received data is not in the expected encoding format (in this case, UTF-8). The byte <text:span text:style-name="Source_20_Text">0xb5</text:span> is not a valid UTF-8 character encoding, which causes the decoding error.</text:p>
      <text:p text:style-name="Text_20_body">To fix this issue, you need to determine the correct encoding format of the data being received by your serial port. One way to do this is to consult the documentation for your GPS receiver to find out what encoding it uses for its data.</text:p>
      <text:p text:style-name="Text_20_body">Once you have determined the correct encoding format, you can modify the <text:span text:style-name="Source_20_Text">decode()</text:span> function in your Python code to use the correct encoding. For example, if your GPS receiver uses the ISO-8859-1 encoding, you would change the line:</text:p>
      <text:p text:style-name="P1"><text:soft-page-break/>python</text:p>
      <text:p text:style-name="P1"><text:span text:style-name="Source_20_Text">data = ser.readline().decode('utf-8').rstrip()</text:span></text:p>
      <text:p text:style-name="Text_20_body">to:</text:p>
      <text:p text:style-name="P1">python</text:p>
      <text:p text:style-name="P1"><text:span text:style-name="Source_20_Text">data = ser.readline().decode('iso-8859-1').rstrip()</text:span></text:p>
      <text:p text:style-name="Text_20_body">Replace <text:span text:style-name="Source_20_Text">iso-8859-1</text:span> with the correct encoding format for your GPS receiver.</text:p>
      <text:p text:style-name="Text_20_body">If you're not sure what encoding format your GPS receiver uses, you can try using the <text:span text:style-name="Source_20_Text">decode()</text:span> function with the <text:span text:style-name="Source_20_Text">errors='ignore'</text:span> argument to ignore any decoding errors and see if you can still get usable data. For example:</text:p>
      <text:p text:style-name="P1">python</text:p>
      <text:p text:style-name="P1"><text:span text:style-name="Source_20_Text">data = ser.readline().decode('utf-8', errors='ignore').rstrip()</text:span></text:p>
      <text:p text:style-name="Text_20_body">However, using this method may result in some data being lost or corrupted, so it's best to determine the correct encoding format if possible.</text:p>
      <text:p text:style-name="P26"><draw:frame draw:style-name="fr2" draw:name="Image25" text:anchor-type="as-char" svg:width="0.7862in" svg:height="0.3929in" draw:z-index="24"><draw:image xlink:href="Pictures/1000004E0000000000000000DB8080F90BBAFF57.svg" xlink:type="simple" xlink:show="embed" xlink:actuate="onLoad" loext:mime-type="image/svg+xml"/></draw:frame><draw:frame draw:style-name="fr1" draw:name="Image26" text:anchor-type="char" svg:x="0in" svg:width="0.0161in" svg:height="0.0161in" draw:z-index="25"><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how to get port name</text:p>
      <text:p text:style-name="Text_20_body">On Linux, you can use the <text:span text:style-name="Source_20_Text">ls /dev/tty*</text:span> command in a terminal to list all the available serial ports. This will give you a list of all the devices that are connected to your computer's serial ports, including USB-to-serial converters.</text:p>
      <text:p text:style-name="Text_20_body">Here's an example of what the output might look like:</text:p>
      <text:p text:style-name="P1">bash</text:p>
      <text:p text:style-name="P1"><text:span text:style-name="Source_20_Text">/dev/ttyS0 <text:s/>/dev/ttyS1 <text:s/>/dev/ttyS2 <text:s/>/dev/ttyS3 <text:s/>/dev/ttyS4 <text:s/>/dev/ttyS5 <text:s/>/dev/ttyS6 <text:s/>/dev/ttyS7</text:span></text:p>
      <text:p text:style-name="Text_20_body">In this example, the available serial ports are <text:span text:style-name="Source_20_Text">/dev/ttyS0</text:span>, <text:span text:style-name="Source_20_Text">/dev/ttyS1</text:span>, etc.</text:p>
      <text:p text:style-name="Text_20_body">If you're using a USB-to-serial converter, you can use the <text:span text:style-name="Source_20_Text">lsusb</text:span> command to list all the USB devices connected to your computer. Look for a device that corresponds to your USB-to-serial converter, and take note of the device ID. Then, you can use the <text:span text:style-name="Source_20_Text">dmesg | grep tty</text:span> command to find the device name assigned to your converter. For example:</text:p>
      <text:p text:style-name="P1">less</text:p>
      <text:p text:style-name="Preformatted_20_Text"><text:span text:style-name="Source_20_Text">$ lsusb</text:span></text:p>
      <text:p text:style-name="Preformatted_20_Text"><text:span text:style-name="Source_20_Text">Bus 001 Device 006: ID 067b:2303 Prolific Technology, Inc. PL2303 Serial Port</text:span></text:p>
      <text:p text:style-name="Preformatted_20_Text"><text:span text:style-name="Source_20_Text">...</text:span></text:p>
      <text:p text:style-name="Preformatted_20_Text"/>
      <text:p text:style-name="Preformatted_20_Text"><text:span text:style-name="Source_20_Text">$ dmesg | grep tty</text:span></text:p>
      <text:p text:style-name="Preformatted_20_Text"><text:span text:style-name="Source_20_Text">[ <text:s text:c="3"/>0.000000] console [tty0] enabled</text:span></text:p>
      <text:p text:style-name="P1"><text:span text:style-name="Source_20_Text">[ 1245.565334] usb 1-2: pl2303 converter now attached to ttyUSB0</text:span></text:p>
      <text:p text:style-name="Text_20_body"><text:soft-page-break/>In this example, the USB-to-serial converter has the ID <text:span text:style-name="Source_20_Text">067b:2303</text:span>, and the device name assigned to it is <text:span text:style-name="Source_20_Text">ttyUSB0</text:span>. You can use this device name in your Python code to open a serial connection to the device.</text:p>
      <text:p text:style-name="P26"><draw:frame draw:style-name="fr2" draw:name="Image27" text:anchor-type="as-char" svg:width="0.7862in" svg:height="0.3929in" draw:z-index="26"><draw:image xlink:href="Pictures/1000004E0000000000000000DB8080F90BBAFF57.svg" xlink:type="simple" xlink:show="embed" xlink:actuate="onLoad" loext:mime-type="image/svg+xml"/></draw:frame><draw:frame draw:style-name="fr1" draw:name="Image28" text:anchor-type="char" svg:x="0in" svg:width="0.0161in" svg:height="0.0161in" draw:z-index="27"><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chmod: cannot access '/dev/ttyACM0': No such file or directory </text:p>
      <text:p text:style-name="Text_20_body">The <text:span text:style-name="Source_20_Text">chmod</text:span> command is used to change the permissions of a file or directory. The error message "cannot access '/dev/ttyACM0': No such file or directory" suggests that the specified file (<text:span text:style-name="Source_20_Text">/dev/ttyACM0</text:span>) does not exist on your system.</text:p>
      <text:p text:style-name="Text_20_body">There are a few possible reasons why this error might occur:</text:p>
      <text:list xml:id="list1778591682" text:style-name="L12">
        <text:list-item>
          <text:p text:style-name="P17">The device may not be plugged in or may not be properly connected to your computer. Make sure that the device is plugged in and turned on, and that any necessary drivers or software are installed.</text:p>
        </text:list-item>
        <text:list-item>
          <text:p text:style-name="P17">The device may be assigned a different name. Try using the <text:span text:style-name="Source_20_Text">ls /dev/tty*</text:span> command to list all available serial ports and check if your device is listed under a different name.</text:p>
        </text:list-item>
        <text:list-item>
          <text:p text:style-name="P17">The device may have a different file path. On some systems, the serial device may be located in a different directory, such as <text:span text:style-name="Source_20_Text">/dev/serial</text:span> or <text:span text:style-name="Source_20_Text">/dev/usb</text:span>.</text:p>
        </text:list-item>
      </text:list>
      <text:p text:style-name="Text_20_body">Once you have determined the correct file path for your device, you can use the <text:span text:style-name="Source_20_Text">chmod</text:span> command to change the permissions as needed. For example:</text:p>
      <text:p text:style-name="P1">bash</text:p>
      <text:p text:style-name="P1"><text:span text:style-name="Source_20_Text">sudo chmod a+rw /dev/ttyUSB0</text:span></text:p>
      <text:p text:style-name="Text_20_body">Replace <text:span text:style-name="Source_20_Text">/dev/ttyUSB0</text:span> with the correct file path for your device.</text:p>
      <text:p text:style-name="P26"><draw:frame draw:style-name="fr2" draw:name="Image29" text:anchor-type="as-char" svg:width="0.7862in" svg:height="0.3929in" draw:z-index="28"><draw:image xlink:href="Pictures/1000004E0000000000000000DB8080F90BBAFF57.svg" xlink:type="simple" xlink:show="embed" xlink:actuate="onLoad" loext:mime-type="image/svg+xml"/></draw:frame><draw:frame draw:style-name="fr1" draw:name="Image30" text:anchor-type="char" svg:x="0in" svg:width="0.0161in" svg:height="0.0161in" draw:z-index="29"><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but when i use dmesg | grep tty [ 0.075703] printk: console [tty0] enabled [ 3377.547729] cdc_acm 3-1:1.0: ttyACM0: USB ACM device </text:p>
      <text:p text:style-name="Text_20_body">If <text:span text:style-name="Source_20_Text">dmesg | grep tty</text:span> command outputs <text:span text:style-name="Source_20_Text">ttyACM0</text:span>, it means that your USB device has been assigned to the <text:span text:style-name="Source_20_Text">/dev/ttyACM0</text:span> device file.</text:p>
      <text:p text:style-name="Text_20_body">However, if you receive a "No such file or directory" error when attempting to change the permissions of <text:span text:style-name="Source_20_Text">/dev/ttyACM0</text:span>, it is possible that the device file has not been created yet. This can happen if the USB device was just plugged in or if there was an error during the device initialization process.</text:p>
      <text:p text:style-name="Text_20_body">Try unplugging and plugging in the USB device again, and then run the <text:span text:style-name="Source_20_Text">ls /dev/tty*</text:span> command to see if <text:span text:style-name="Source_20_Text">/dev/ttyACM0</text:span> appears in the list of available serial ports. If it does not appear, there may be an issue with the USB device or the USB port.</text:p>
      <text:p text:style-name="Text_20_body">If <text:span text:style-name="Source_20_Text">/dev/ttyACM0</text:span> does appear in the list of available serial ports, you can try changing the permissions again with the <text:span text:style-name="Source_20_Text">sudo chmod a+rw /dev/ttyACM0</text:span> command.</text:p>
      <text:p text:style-name="P26"><text:soft-page-break/><draw:frame draw:style-name="fr2" draw:name="Image31" text:anchor-type="as-char" svg:width="0.7862in" svg:height="0.3929in" draw:z-index="30"><draw:image xlink:href="Pictures/1000004E0000000000000000DB8080F90BBAFF57.svg" xlink:type="simple" xlink:show="embed" xlink:actuate="onLoad" loext:mime-type="image/svg+xml"/></draw:frame><draw:frame draw:style-name="fr1" draw:name="Image32" text:anchor-type="char" svg:x="0in" svg:width="0.0161in" svg:height="0.0161in" draw:z-index="31"><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there's no GPGGA in the message i receive [INFO] [1679298015.161601]: $GNVTG,,T,,M,0.023,N,0.043,K,A*3B [INFO] [1679298015.163169]: $GNGGA,074015.00,1052.77344,N,10648.34710,E,1,12,0.91,31.0,M,-2.3,M,,*6F [INFO] [1679298015.164606]: $GNGSA,A,3,06,14,30,17,19,01,,,,,,,1.56,0.91,1.27,1*00 [INFO] [1679298015.165913]: $GNGSA,A,3,76,88,87,86,75,,,,,,,,1.56,0.91,1.27,2*0E [INFO] [1679298015.167143]: $GNGSA,A,3,33,13,21,26,,,,,,,,,1.56,0.91,1.27,3*08 [INFO] [1679298015.168500]: $GPGSV,2,1,07,01,22,029,24,06,44,234,47,11,,,34,14,52,004,42,1*5B [INFO] [1679298015.169737]: $GPGSV,2,2,07,17,34,333,40,19,25,299,41,30,59,228,40,1*5E [INFO] [1679298015.171283]: $GPGSV,2,1,05,01,22,029,14,06,44,234,39,14,52,004,46,17,34,333,40,6*61 [INFO] [1679298015.172376]: $GPGSV,2,2,05,30,59,228,47,6*52 [INFO] [1679298015.173378]: $GPGSV,1,1,01,21,01,037,,0*52 [INFO] [1679298015.174711]: $GLGSV,2,1,06,75,49,141,17,76,66,354,48,77,18,336,17,86,28,007,41,1*70 [INFO] [1679298015.175763]: $GLGSV,2,2,06,87,45,293,44,88,17,243,43,1*7C [INFO] [1679298015.177045]: $GLGSV,2,1,05,75,49,141,08,76,66,354,41,77,18,336,30,86,28,007,40,3*72 [INFO] [1679298015.177941]: $GLGSV,2,2,05,88,17,243,36,3*49 [INFO] [1679298015.178913]: $GLGSV,1,1,02,71,03,099,,72,06,143,,0*7B [INFO] [1679298015.180195]: $GAGSV,2,1,05,13,52,012,49,18,32,027,29,21,49,352,43,26,59,254,43,2*7C [INFO] [1679298015.181099]: $GAGSV,2,2,05,33,14,226,35,2*46 [INFO] [1679298015.182476]: $GAGSV,2,1,07,01,09,325,23,13,52,012,44,18,32,027,28,21,49,352,46,7*73 [INFO] [1679298015.183752]: $GAGSV,2,2,07,26,59,254,47,30,10,127,21,33,14,226,38,7*41 [INFO] [1679298015.185021]: $GAGSV,1,1,03,07,09,157,,19,02,246,,27,55,091,,0*4D [INFO] [1679298015.186265]: $GNGLL,1052.77344,N,10648.34710,E,074015.00,A,A*7F</text:p>
      <text:p text:style-name="Text_20_body">It seems that your message does contain the GNGGA sentence, which provides essential information like position, fix quality, and number of satellites used in the solution.</text:p>
      <text:p text:style-name="Text_20_body">Here is the sentence extracted from your log:</text:p>
      <text:p text:style-name="P1">bash</text:p>
      <text:p text:style-name="P1"><text:span text:style-name="Source_20_Text">$GNGGA,074015.00,1052.77344,N,10648.34710,E,1,12,0.91,31.0,M,-2.3,M,,*6F</text:span></text:p>
      <text:p text:style-name="Text_20_body">The values in the sentence are:</text:p>
      <text:list xml:id="list236047922" text:style-name="L13">
        <text:list-item>
          <text:p text:style-name="P24">074015.00 : UTC time in hhmmss format</text:p>
        </text:list-item>
        <text:list-item>
          <text:p text:style-name="P24">1052.77344,N : Latitude in ddmm.mmmmm format</text:p>
        </text:list-item>
        <text:list-item>
          <text:p text:style-name="P24">10648.34710,E : Longitude in dddmm.mmmmm format</text:p>
        </text:list-item>
        <text:list-item>
          <text:p text:style-name="P24">1 : Fix quality (0: invalid, 1: GPS fix, 2: DGPS fix)</text:p>
        </text:list-item>
        <text:list-item>
          <text:p text:style-name="P24">12 : Number of satellites used in the solution</text:p>
        </text:list-item>
        <text:list-item>
          <text:p text:style-name="P24">0.91 : Horizontal dilution of precision (HDOP)</text:p>
        </text:list-item>
        <text:list-item>
          <text:p text:style-name="P24">31.0,M : Altitude above mean sea level in meters</text:p>
        </text:list-item>
        <text:list-item>
          <text:p text:style-name="P24">-2.3,M : Height of geoid (mean sea level) above WGS84 ellipsoid in meters</text:p>
        </text:list-item>
        <text:list-item>
          <text:p text:style-name="P24">(empty field) : Time in seconds since last DGPS update</text:p>
        </text:list-item>
        <text:list-item>
          <text:p text:style-name="P18">*6F : Checksum value</text:p>
        </text:list-item>
      </text:list>
      <text:p text:style-name="Text_20_body"><text:soft-page-break/>Please note that the information contained in your message may vary depending on your GPS receiver and the configuration of your device.</text:p>
      <text:p text:style-name="P26"><draw:frame draw:style-name="fr2" draw:name="Image33" text:anchor-type="as-char" svg:width="0.7862in" svg:height="0.3929in" draw:z-index="32"><draw:image xlink:href="Pictures/1000004E0000000000000000DB8080F90BBAFF57.svg" xlink:type="simple" xlink:show="embed" xlink:actuate="onLoad" loext:mime-type="image/svg+xml"/></draw:frame><draw:frame draw:style-name="fr1" draw:name="Image34" text:anchor-type="char" svg:x="0in" svg:width="0.0161in" svg:height="0.0161in" draw:z-index="33"><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what about others' meaning: GNGSA, GPGSV, GLGSV,...</text:p>
      <text:p text:style-name="Text_20_body">These are all different NMEA sentences that can be output by a GPS receiver. Each sentence contains specific information about the GPS system or the satellites it's currently receiving signals from. Here's a brief overview of each sentence:</text:p>
      <text:list xml:id="list254165324" text:style-name="L14">
        <text:list-item>
          <text:p text:style-name="P25">GNGSA: This sentence provides information about the GPS receiver's operating mode and the satellites being used for position calculation.</text:p>
        </text:list-item>
        <text:list-item>
          <text:p text:style-name="P25">GPGSV: This sentence provides information about the GPS satellites in view, their signal strength, and other information that can be used for position calculation.</text:p>
        </text:list-item>
        <text:list-item>
          <text:p text:style-name="P25">GLGSV: This sentence provides information about the GLONASS satellites in view, their signal strength, and other information that can be used for position calculation.</text:p>
        </text:list-item>
        <text:list-item>
          <text:p text:style-name="P25">GNGLL: This sentence provides latitude and longitude data in a "standard" format.</text:p>
        </text:list-item>
        <text:list-item>
          <text:p text:style-name="P25">GNVTG: This sentence provides information about the course over ground and ground speed of the GPS receiver.</text:p>
        </text:list-item>
        <text:list-item>
          <text:p text:style-name="P19">GNGGA: This sentence provides position, time, and other related information about a GPS fix.</text:p>
        </text:list-item>
      </text:list>
      <text:p text:style-name="Text_20_body">There are many other NMEA sentences that can be output by GPS receivers, but these are some of the most common ones. The exact sentences that a receiver outputs will depend on the receiver and its configuration.</text:p>
      <text:p text:style-name="P26"><draw:frame draw:style-name="fr2" draw:name="Image35" text:anchor-type="as-char" svg:width="0.7862in" svg:height="0.3929in" draw:z-index="34"><draw:image xlink:href="Pictures/1000004E0000000000000000DB8080F90BBAFF57.svg" xlink:type="simple" xlink:show="embed" xlink:actuate="onLoad" loext:mime-type="image/svg+xml"/></draw:frame><draw:frame draw:style-name="fr1" draw:name="Image36" text:anchor-type="char" svg:x="0in" svg:width="0.0161in" svg:height="0.0161in" draw:z-index="35"><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So if i need to take position information for robot path planning and navigation, i only need to concentrate on the GNGGA one, right?</text:p>
      <text:p text:style-name="Text_20_body">Yes, if you need position information for robot path planning and navigation, you should focus on the GNGGA message. This message provides the Global Positioning System (GPS) fix data, including the latitude, longitude, and altitude of the receiver. Other messages such as GNGSA, GPGSV, and GLGSV provide additional information about the GPS system, but they do not provide position data directly.</text:p>
      <text:p text:style-name="P26"><draw:frame draw:style-name="fr2" draw:name="Image37" text:anchor-type="as-char" svg:width="0.7862in" svg:height="0.3929in" draw:z-index="36"><draw:image xlink:href="Pictures/1000004E0000000000000000DB8080F90BBAFF57.svg" xlink:type="simple" xlink:show="embed" xlink:actuate="onLoad" loext:mime-type="image/svg+xml"/></draw:frame><draw:frame draw:style-name="fr1" draw:name="Image38" text:anchor-type="char" svg:x="0in" svg:width="0.0161in" svg:height="0.0161in" draw:z-index="37"><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Now i want to create a mini rectangle local map from google global map with the positions of the 4 angle (manually measure using the code) then i input a random coordinate, and display it on that minimap</text:p>
      <text:p text:style-name="Text_20_body">To create a mini rectangle local map from a Google global map, you can use the Google Maps API to generate an image of the map with the desired zoom level and coordinates. Here's a high-level overview of the steps you can follow:</text:p>
      <text:list xml:id="list350529391" text:style-name="L15">
        <text:list-item>
          <text:p text:style-name="P20">Get the latitude and longitude coordinates for the 4 corners of the rectangle that you want to display on the mini map. You can use Google Maps or any other mapping tool to do this. Let's call these <text:span text:style-name="Source_20_Text">lat1</text:span>, <text:span text:style-name="Source_20_Text">lng1</text:span>, <text:span text:style-name="Source_20_Text">lat2</text:span>, <text:span text:style-name="Source_20_Text">lng2</text:span>, <text:span text:style-name="Source_20_Text">lat3</text:span>, <text:span text:style-name="Source_20_Text">lng3</text:span>, <text:span text:style-name="Source_20_Text">lat4</text:span>, <text:span text:style-name="Source_20_Text">lng4</text:span>.</text:p>
        </text:list-item>
        <text:list-item>
          <text:p text:style-name="P20"><text:soft-page-break/>Use the Google Maps API to generate an image of the map with the desired zoom level and dimensions. Here's some sample code that you can modify to generate the map:</text:p>
        </text:list-item>
      </text:list>
      <text:p text:style-name="P1">python</text:p>
      <text:p text:style-name="Preformatted_20_Text"><text:span text:style-name="Source_20_Text">import requests</text:span></text:p>
      <text:p text:style-name="Preformatted_20_Text"/>
      <text:p text:style-name="Preformatted_20_Text"><text:span text:style-name="Source_20_Text"># Replace YOUR_API_KEY with your actual API key</text:span></text:p>
      <text:p text:style-name="Preformatted_20_Text"><text:span text:style-name="Source_20_Text">api_key = "YOUR_API_KEY"</text:span></text:p>
      <text:p text:style-name="Preformatted_20_Text"/>
      <text:p text:style-name="Preformatted_20_Text"><text:span text:style-name="Source_20_Text"># Set the desired zoom level and dimensions for the mini map</text:span></text:p>
      <text:p text:style-name="Preformatted_20_Text"><text:span text:style-name="Source_20_Text">zoom_level = 15</text:span></text:p>
      <text:p text:style-name="Preformatted_20_Text"><text:span text:style-name="Source_20_Text">width = 400</text:span></text:p>
      <text:p text:style-name="Preformatted_20_Text"><text:span text:style-name="Source_20_Text">height = 400</text:span></text:p>
      <text:p text:style-name="Preformatted_20_Text"/>
      <text:p text:style-name="Preformatted_20_Text"><text:span text:style-name="Source_20_Text"># Build the URL for the Google Static Maps API</text:span></text:p>
      <text:p text:style-name="Preformatted_20_Text"><text:span text:style-name="Source_20_Text">url = f"https://maps.googleapis.com/maps/api/staticmap?size={width}x{height}&amp;zoom={zoom_level}&amp;maptype=roadmap"</text:span></text:p>
      <text:p text:style-name="Preformatted_20_Text"/>
      <text:p text:style-name="Preformatted_20_Text"><text:span text:style-name="Source_20_Text"># Add markers for the four corners of the rectangle</text:span></text:p>
      <text:p text:style-name="Preformatted_20_Text"><text:span text:style-name="Source_20_Text">markers = [</text:span></text:p>
      <text:p text:style-name="Preformatted_20_Text"><text:span text:style-name="Source_20_Text"><text:s text:c="4"/>f"markers=color:red%7Clabel:A%7C{lat1},{lng1}",</text:span></text:p>
      <text:p text:style-name="Preformatted_20_Text"><text:span text:style-name="Source_20_Text"><text:s text:c="4"/>f"markers=color:red%7Clabel:B%7C{lat2},{lng2}",</text:span></text:p>
      <text:p text:style-name="Preformatted_20_Text"><text:span text:style-name="Source_20_Text"><text:s text:c="4"/>f"markers=color:red%7Clabel:C%7C{lat3},{lng3}",</text:span></text:p>
      <text:p text:style-name="Preformatted_20_Text"><text:span text:style-name="Source_20_Text"><text:s text:c="4"/>f"markers=color:red%7Clabel:D%7C{lat4},{lng4}"</text:span></text:p>
      <text:p text:style-name="Preformatted_20_Text"><text:span text:style-name="Source_20_Text">]</text:span></text:p>
      <text:p text:style-name="Preformatted_20_Text"><text:span text:style-name="Source_20_Text">url += "&amp;".join(markers)</text:span></text:p>
      <text:p text:style-name="Preformatted_20_Text"/>
      <text:p text:style-name="Preformatted_20_Text"><text:span text:style-name="Source_20_Text"># Add your API key to the URL</text:span></text:p>
      <text:p text:style-name="Preformatted_20_Text"><text:span text:style-name="Source_20_Text">url += f"&amp;key={api_key}"</text:span></text:p>
      <text:p text:style-name="Preformatted_20_Text"/>
      <text:p text:style-name="Preformatted_20_Text"><text:span text:style-name="Source_20_Text"># Download the image from the URL</text:span></text:p>
      <text:p text:style-name="Preformatted_20_Text"><text:span text:style-name="Source_20_Text">response = requests.get(url)</text:span></text:p>
      <text:p text:style-name="Preformatted_20_Text"><text:span text:style-name="Source_20_Text">with open("mini_map.png", "wb") as f:</text:span></text:p>
      <text:p text:style-name="P1"><text:span text:style-name="Source_20_Text"><text:s text:c="4"/>f.write(response.content)</text:span></text:p>
      <text:p text:style-name="Text_20_body">This code will generate an image of the map with the specified zoom level and dimensions, and with markers for the four corners of the rectangle.</text:p>
      <text:list xml:id="list2732741220" text:style-name="L16">
        <text:list-item>
          <text:p text:style-name="P21">Load the image into your Python script using the Pillow library:</text:p>
        </text:list-item>
      </text:list>
      <text:p text:style-name="P1">python</text:p>
      <text:p text:style-name="Preformatted_20_Text"><text:span text:style-name="Source_20_Text">from PIL import Image</text:span></text:p>
      <text:p text:style-name="Preformatted_20_Text"/>
      <text:p text:style-name="P1"><text:span text:style-name="Source_20_Text">image = Image.open("mini_map.png")</text:span></text:p>
      <text:list xml:id="list1972494267" text:style-name="L17">
        <text:list-item>
          <text:p text:style-name="P22">Plot the image using the Matplotlib library:</text:p>
        </text:list-item>
      </text:list>
      <text:p text:style-name="P1">python</text:p>
      <text:p text:style-name="Preformatted_20_Text"><text:span text:style-name="Source_20_Text">import matplotlib.pyplot as plt</text:span></text:p>
      <text:p text:style-name="Preformatted_20_Text"/>
      <text:p text:style-name="Preformatted_20_Text"><text:span text:style-name="Source_20_Text">plt.imshow(image)</text:span></text:p>
      <text:p text:style-name="P1"><text:span text:style-name="Source_20_Text">plt.show()</text:span></text:p>
      <text:p text:style-name="Text_20_body">This code will display the mini map in a Matplotlib window.</text:p>
      <text:p text:style-name="Text_20_body"><text:soft-page-break/>To display a random coordinate on the mini map, you can add another marker to the URL in step 2 using the coordinates of the random point. You can also change the color and label of the marker to distinguish it from the markers for the corners of the rectangle.</text:p>
      <text:p text:style-name="P26"><draw:frame draw:style-name="fr2" draw:name="Image39" text:anchor-type="as-char" svg:width="0.7862in" svg:height="0.3929in" draw:z-index="38"><draw:image xlink:href="Pictures/1000004E0000000000000000DB8080F90BBAFF57.svg" xlink:type="simple" xlink:show="embed" xlink:actuate="onLoad" loext:mime-type="image/svg+xml"/></draw:frame><draw:frame draw:style-name="fr1" draw:name="Image40" text:anchor-type="char" svg:x="0in" svg:width="0.0161in" svg:height="0.0161in" draw:z-index="39"><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i ran the code, it showed a mini rectangle map, but only 3 of 4 marker were displayed , the first marker (lat1,lng1) wasn't</text:p>
      <text:p text:style-name="Text_20_body">It's possible that the marker for the first point was not displayed because the position was outside the bounds of the map. You can try zooming out the map or adjust the coordinates to see if it will be displayed.</text:p>
      <text:p text:style-name="Text_20_body">If you want to confirm whether the coordinates are correct, you can try printing them out and comparing them to the actual coordinates of the location you are trying to display. You can also try using a different mapping library or tool to see if the issue persists.</text:p>
      <text:p text:style-name="P26"><draw:frame draw:style-name="fr2" draw:name="Image41" text:anchor-type="as-char" svg:width="0.7862in" svg:height="0.3929in" draw:z-index="40"><draw:image xlink:href="Pictures/1000004E0000000000000000DB8080F90BBAFF57.svg" xlink:type="simple" xlink:show="embed" xlink:actuate="onLoad" loext:mime-type="image/svg+xml"/></draw:frame><draw:frame draw:style-name="fr1" draw:name="Image42" text:anchor-type="char" svg:x="0in" svg:width="0.0161in" svg:height="0.0161in" draw:z-index="41"><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no, when i exchange the coordinate of marker 1 and 2, still display only marker2, means that the point was inside the bounds of map, but the marker matter</text:p>
      <text:p text:style-name="Text_20_body">If you have exchanged the coordinates of marker 1 and 2, and still only marker 2 is displayed, then it seems that the issue might be related to the coordinates of marker 1.</text:p>
      <text:p text:style-name="Text_20_body">One possible reason for this could be that the latitude and longitude values for marker 1 are not within the bounds of the map that you have defined.</text:p>
      <text:p text:style-name="Text_20_body">You can check this by printing the values of <text:span text:style-name="Source_20_Text">lat1</text:span> and <text:span text:style-name="Source_20_Text">lng1</text:span>, and comparing them with the values of <text:span text:style-name="Source_20_Text">south</text:span>, <text:span text:style-name="Source_20_Text">west</text:span>, <text:span text:style-name="Source_20_Text">north</text:span>, and <text:span text:style-name="Source_20_Text">east</text:span>.</text:p>
      <text:p text:style-name="Text_20_body">If <text:span text:style-name="Source_20_Text">lat1</text:span> and <text:span text:style-name="Source_20_Text">lng1</text:span> are outside the bounds of the map, you can adjust the values of <text:span text:style-name="Source_20_Text">south</text:span>, <text:span text:style-name="Source_20_Text">west</text:span>, <text:span text:style-name="Source_20_Text">north</text:span>, and <text:span text:style-name="Source_20_Text">east</text:span> accordingly to ensure that all markers are displayed on the map.</text:p>
      <text:p text:style-name="P26"><draw:frame draw:style-name="fr2" draw:name="Image43" text:anchor-type="as-char" svg:width="0.7862in" svg:height="0.3929in" draw:z-index="42"><draw:image xlink:href="Pictures/1000004E0000000000000000DB8080F90BBAFF57.svg" xlink:type="simple" xlink:show="embed" xlink:actuate="onLoad" loext:mime-type="image/svg+xml"/></draw:frame><draw:frame draw:style-name="fr1" draw:name="Image44" text:anchor-type="char" svg:x="0in" svg:width="0.0161in" svg:height="0.0161in" draw:z-index="43"><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i mean, when i use lat1 and lng1 for marker1, it was not displayed, but when i use lat1 lng1 for marker2, it was displayed inside the bound of the map, so the problem is not the coordinate, but the marker</text:p>
      <text:p text:style-name="Text_20_body">I see. It's possible that the marker is not being displayed because it's outside the visible portion of the map. You can try zooming out or adjusting the center of the map to see if the marker appears.</text:p>
      <text:p text:style-name="Text_20_body">If that doesn't work, you can try debugging the code by adding console.log statements to see if the marker's position is being calculated correctly and whether it's being added to the map. You can also try adding a larger icon to the marker to make it more visible on the map.</text:p>
      <text:p text:style-name="Text_20_body">Here's an updated code snippet that adds console.log statements to help with debugging:</text:p>
      <text:p text:style-name="P1">python</text:p>
      <text:p text:style-name="Preformatted_20_Text"><text:span text:style-name="Source_20_Text">import gmplot</text:span></text:p>
      <text:p text:style-name="Preformatted_20_Text"/>
      <text:p text:style-name="Preformatted_20_Text"><text:span text:style-name="Source_20_Text">lat1, lng1 = 10.777719, 106.667222</text:span></text:p>
      <text:p text:style-name="Preformatted_20_Text"><text:soft-page-break/><text:span text:style-name="Source_20_Text">lat2, lng2 = 10.776922, 106.668309</text:span></text:p>
      <text:p text:style-name="Preformatted_20_Text"><text:span text:style-name="Source_20_Text">lat3, lng3 = 10.775577, 106.667267</text:span></text:p>
      <text:p text:style-name="Preformatted_20_Text"><text:span text:style-name="Source_20_Text">lat4, lng4 = 10.776374, 106.666180</text:span></text:p>
      <text:p text:style-name="Preformatted_20_Text"/>
      <text:p text:style-name="Preformatted_20_Text"><text:span text:style-name="Source_20_Text">gmap = gmplot.GoogleMapPlotter((lat1+lat2+lat3+lat4)/4, (lng1+lng2+lng3+lng4)/4, 18)</text:span></text:p>
      <text:p text:style-name="Preformatted_20_Text"><text:span text:style-name="Source_20_Text">gmap.plot([lat1, lat2, lat3, lat4], [lng1, lng2, lng3, lng4], 'cornflowerblue', edge_width=10)</text:span></text:p>
      <text:p text:style-name="Preformatted_20_Text"/>
      <text:p text:style-name="Preformatted_20_Text"><text:span text:style-name="Source_20_Text">random_lat, random_lng = 10.7765, 106.6675</text:span></text:p>
      <text:p text:style-name="Preformatted_20_Text"/>
      <text:p text:style-name="Preformatted_20_Text"><text:span text:style-name="Source_20_Text">gmap.marker(random_lat, random_lng, title='Random Point', color='red')</text:span></text:p>
      <text:p text:style-name="Preformatted_20_Text"/>
      <text:p text:style-name="Preformatted_20_Text"><text:span text:style-name="Source_20_Text">print("Bounds:", gmap.get_bounds())</text:span></text:p>
      <text:p text:style-name="Preformatted_20_Text"><text:span text:style-name="Source_20_Text">print("Marker 1:", gmap.get_marker_latitude(0), gmap.get_marker_longitude(0))</text:span></text:p>
      <text:p text:style-name="Preformatted_20_Text"><text:span text:style-name="Source_20_Text">print("Marker 2:", gmap.get_marker_latitude(1), gmap.get_marker_longitude(1))</text:span></text:p>
      <text:p text:style-name="Preformatted_20_Text"><text:span text:style-name="Source_20_Text">print("Marker 3:", gmap.get_marker_latitude(2), gmap.get_marker_longitude(2))</text:span></text:p>
      <text:p text:style-name="Preformatted_20_Text"><text:span text:style-name="Source_20_Text">print("Marker 4:", gmap.get_marker_latitude(3), gmap.get_marker_longitude(3))</text:span></text:p>
      <text:p text:style-name="Preformatted_20_Text"/>
      <text:p text:style-name="P1"><text:span text:style-name="Source_20_Text">gmap.draw("mymap.html")</text:span></text:p>
      <text:p text:style-name="Text_20_body">This code snippet will print out the bounds of the map and the latitude and longitude of each marker, which can help identify any issues with the marker positions.</text:p>
      <text:p text:style-name="P26"><draw:frame draw:style-name="fr2" draw:name="Image45" text:anchor-type="as-char" svg:width="0.7862in" svg:height="0.3929in" draw:z-index="44"><draw:image xlink:href="Pictures/1000004E0000000000000000DB8080F90BBAFF57.svg" xlink:type="simple" xlink:show="embed" xlink:actuate="onLoad" loext:mime-type="image/svg+xml"/></draw:frame><draw:frame draw:style-name="fr1" draw:name="Image46" text:anchor-type="char" svg:x="0in" svg:width="0.0161in" svg:height="0.0161in" draw:z-index="45"><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here's my code, explain it import requests # Replace YOUR_API_KEY with your actual API key api_key = "AIzaSyCBeB575UrWUFwrCxdRvTFiyVPHzxihGGk" # Set the desired zoom level and dimensions for the mini map zoom_level = 17 width = 4000 height = 4000 # Build the URL for the Google Static Maps API url = f"https://maps.googleapis.com/maps/api/staticmap?size={width}x{height}&amp;zoom={zoom_level}&amp;maptype=roadmap" # Add markers for the four corners of the rectangle [lat1,lng1]=[10.881977176150635, 106.80999587807236] [lat2,lng2]=[10.882573944236247, 106.80893898346855] [lat3,lng3]=[10.881023674620808, 106.80792253045401] [lat4,lng4]=[10.88039415123081, 106.80896590979224] markers = [ f"markers=color:red%7Clabel:A%7C{lat1},{lng1}", f"markers=color:red%7Clabel:B%7C{lat2},{lng2}", f"markers=color:red%7Clabel:C%7C{lat3},{lng3}", f"markers=color:red%7Clabel:D%7C{lat4},{lng4}" ] url += "&amp;".join(markers) # Add your API key to the URL url += f"&amp;key={api_key}" # Download the image from the URL response = requests.get(url) with open("mini_map.png", "wb") as f: f.write(response.content) </text:p>
      <text:p text:style-name="Text_20_body">This code uses the Google Static Maps API to generate a mini map with a specific zoom level and size. The map will display a road map view of the area defined by four coordinates that form a rectangle.</text:p>
      <text:p text:style-name="Text_20_body">The code starts by defining the API key, zoom level, and dimensions for the mini map. It then constructs the URL for the Google Static Maps API with the specified size and zoom level. The code then defines four sets of latitude and longitude coordinates for the corners of the rectangle and adds markers to the URL for each of the four corners. The markers are labeled A, B, C, and D, and are colored red.</text:p>
      <text:p text:style-name="Text_20_body">The API key is then added to the URL and the image is downloaded from the URL using the <text:span text:style-name="Source_20_Text">requests</text:span> module. The image is saved as a PNG file with the name "mini_map.png".</text:p>
      <text:p text:style-name="P26"><text:soft-page-break/><draw:frame draw:style-name="fr2" draw:name="Image47" text:anchor-type="as-char" svg:width="0.7862in" svg:height="0.3929in" draw:z-index="46"><draw:image xlink:href="Pictures/1000004E0000000000000000DB8080F90BBAFF57.svg" xlink:type="simple" xlink:show="embed" xlink:actuate="onLoad" loext:mime-type="image/svg+xml"/></draw:frame><draw:frame draw:style-name="fr1" draw:name="Image48" text:anchor-type="char" svg:x="0in" svg:width="0.0161in" svg:height="0.0161in" draw:z-index="47"><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marker A was not displayed on the minimap</text:p>
      <text:p text:style-name="Text_20_body">I see. The reason why marker A is not displayed on the mini map could be due to its position being outside the bounds of the map.</text:p>
      <text:p text:style-name="Text_20_body">When you define the markers list, you are adding them to the URL in the order A, B, C, D. This order affects the position of the markers on the map, so if marker A is outside the bounds of the map, it won't be visible.</text:p>
      <text:p text:style-name="Text_20_body">To confirm this, you can try adjusting the bounds of the map to include marker A, or changing the order of the markers in the list to see if that affects which markers are displayed on the map.</text:p>
      <text:p text:style-name="P26"><draw:frame draw:style-name="fr2" draw:name="Image49" text:anchor-type="as-char" svg:width="0.7862in" svg:height="0.3929in" draw:z-index="48"><draw:image xlink:href="Pictures/1000004E0000000000000000DB8080F90BBAFF57.svg" xlink:type="simple" xlink:show="embed" xlink:actuate="onLoad" loext:mime-type="image/svg+xml"/></draw:frame><draw:frame draw:style-name="fr1" draw:name="Image50" text:anchor-type="char" svg:x="0in" svg:width="0.0161in" svg:height="0.0161in" draw:z-index="49"><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i tried zooming out but still i don't see marker A</text:p>
      <text:p text:style-name="Text_20_body">If you have tried zooming out and you still cannot see marker A, it's possible that the marker is outside the boundaries of the map. You can try adjusting the latitude and longitude coordinates for marker A to see if that helps.</text:p>
      <text:p text:style-name="Text_20_body">Alternatively, you can try adjusting the zoom level of the map to fit all four markers within the boundaries of the map. You can experiment with different zoom levels until you find one that works.</text:p>
      <text:p text:style-name="Text_20_body">Finally, you may want to check the color of the marker to ensure that it is different from the color of the background of the map. If the colors are too similar, the marker may be difficult to see.</text:p>
      <text:p text:style-name="P26"><draw:frame draw:style-name="fr2" draw:name="Image51" text:anchor-type="as-char" svg:width="0.7862in" svg:height="0.3929in" draw:z-index="50"><draw:image xlink:href="Pictures/1000004E0000000000000000DB8080F90BBAFF57.svg" xlink:type="simple" xlink:show="embed" xlink:actuate="onLoad" loext:mime-type="image/svg+xml"/></draw:frame><draw:frame draw:style-name="fr1" draw:name="Image52" text:anchor-type="char" svg:x="0in" svg:width="0.0161in" svg:height="0.0161in" draw:z-index="51"><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i tried switch lat1 and lng1 to marker B and lat2 lng2 to marker A Still, marker B is displayed , so i'm sure that the original position of marker A was inside the boundaries</text:p>
      <text:p text:style-name="Text_20_body">If you've swapped the coordinates of marker A and B and now marker B is displayed on the map, it is possible that there was an error in the original coordinate for marker A.</text:p>
      <text:p text:style-name="Text_20_body">You could try verifying the coordinates for marker A by checking them against a map or another source of location data. Additionally, you could try setting a smaller zoom level to see if marker A appears at a different scale.</text:p>
      <text:p text:style-name="P26"><draw:frame draw:style-name="fr2" draw:name="Image53" text:anchor-type="as-char" svg:width="0.7862in" svg:height="0.3929in" draw:z-index="52"><draw:image xlink:href="Pictures/1000004E0000000000000000DB8080F90BBAFF57.svg" xlink:type="simple" xlink:show="embed" xlink:actuate="onLoad" loext:mime-type="image/svg+xml"/></draw:frame><draw:frame draw:style-name="fr1" draw:name="Image54" text:anchor-type="char" svg:x="0in" svg:width="0.0161in" svg:height="0.0161in" draw:z-index="53"><draw:image xlink:href="https://chat.openai.com/_next/image?url=https%3A%2F%2Fs.gravatar.com%2Favatar%2F363377bd9270d6c3839fc34027847b6f%3Fs%3D480%26r%3Dpg%26d%3Dhttps%253A%252F%252Fcdn.auth0.com%252Favatars%252Fdt.png&amp;w=64&amp;q=75" xlink:type="simple" xlink:show="embed" xlink:actuate="onLoad"/><svg:title>dtt2001gpt@gmail.com</svg:title></draw:frame></text:p>
      <text:p text:style-name="Text_20_body">i tried changing the code to markers = [ f"markers=color:red%7Clabel:E%7C{lat1},{lng4}", f"markers=color:red%7Clabel:A%7C{lat1},{lng1}", f"markers=color:red%7Clabel:B%7C{lat2},{lng2}", f"markers=color:red%7Clabel:C%7C{lat3},{lng3}", f"markers=color:red%7Clabel:D%7C{lat4},{lng4}" ] now marker A is visible, and i don't see E seems that the code always skip the first marker</text:p>
      <text:p text:style-name="Text_20_body">It appears that the issue is caused by the order in which the markers are added to the URL. The first marker in the list is being skipped because the <text:span text:style-name="Source_20_Text">&amp;</text:span> character is missing between the <text:span text:style-name="Source_20_Text">url</text:span> string and the <text:span text:style-name="Source_20_Text">markers</text:span> list.</text:p>
      <text:p text:style-name="Text_20_body"><text:soft-page-break/>You can fix this issue by adding the <text:span text:style-name="Source_20_Text">&amp;</text:span> character to the end of the <text:span text:style-name="Source_20_Text">url</text:span> string before joining the <text:span text:style-name="Source_20_Text">markers</text:span> list:</text:p>
      <text:p text:style-name="P1">bash</text:p>
      <text:p text:style-name="P1"><text:span text:style-name="Source_20_Text">url += "&amp;" + "&amp;".join(markers)</text:span></text:p>
      <text:p text:style-name="Text_20_body">This should ensure that all markers are added to the URL in the correct order and are displayed on the mini map.</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3T10:53:38.690200248</meta:creation-date>
    <dc:date>2023-03-23T10:55:33.388093721</dc:date>
    <meta:editing-duration>PT1M54S</meta:editing-duration>
    <meta:editing-cycles>1</meta:editing-cycles>
    <meta:document-statistic meta:table-count="0" meta:image-count="54" meta:object-count="0" meta:page-count="18" meta:paragraph-count="432" meta:word-count="5616" meta:character-count="36493" meta:non-whitespace-character-count="30304"/>
    <meta:generator>LibreOffice/6.4.7.2$Linux_X86_64 LibreOffice_project/40$Build-2</meta:generator>
  </office:meta>
</office:document-meta>
</file>